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5in" table:align="margins"/>
    </style:style>
    <style:style style:name="Table4.A" style:family="table-column">
      <style:table-column-properties style:column-width="0.6278in" style:rel-column-width="6329*"/>
    </style:style>
    <style:style style:name="Table4.B" style:family="table-column">
      <style:table-column-properties style:column-width="0.6444in" style:rel-column-width="6497*"/>
    </style:style>
    <style:style style:name="Table4.C" style:family="table-column">
      <style:table-column-properties style:column-width="0.8028in" style:rel-column-width="8093*"/>
    </style:style>
    <style:style style:name="Table4.D" style:family="table-column">
      <style:table-column-properties style:column-width="0.7167in" style:rel-column-width="7225*"/>
    </style:style>
    <style:style style:name="Table4.E" style:family="table-column">
      <style:table-column-properties style:column-width="1.0069in" style:rel-column-width="10152*"/>
    </style:style>
    <style:style style:name="Table4.F" style:family="table-column">
      <style:table-column-properties style:column-width="1.1243in" style:rel-column-width="11335*"/>
    </style:style>
    <style:style style:name="Table4.G" style:family="table-column">
      <style:table-column-properties style:column-width="0.7889in" style:rel-column-width="7953*"/>
    </style:style>
    <style:style style:name="Table4.H" style:family="table-column">
      <style:table-column-properties style:column-width="0.7889in" style:rel-column-width="7951*"/>
    </style:style>
    <style:style style:name="Table4.1" style:family="table-row">
      <style:table-row-properties style:min-row-height="0.5729in"/>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style>
    <style:style style:name="Table1.A" style:family="table-column">
      <style:table-column-properties style:column-width="0.325in" style:rel-column-width="3276*"/>
    </style:style>
    <style:style style:name="Table1.T" style:family="table-column">
      <style:table-column-properties style:column-width="0.3264in" style:rel-column-width="3291*"/>
    </style:style>
    <style:style style:name="Table1.1" style:family="table-row">
      <style:table-row-properties style:min-row-height="0.7882in"/>
    </style:style>
    <style:style style:name="Table1.A1" style:family="table-cell">
      <style:table-cell-properties style:vertical-align="middle" fo:padding="0.0382in" fo:border-left="0.05pt solid #000000" fo:border-right="none" fo:border-top="0.05pt solid #000000" fo:border-bottom="0.05pt solid #000000" style:writing-mode="tb-rl"/>
    </style:style>
    <style:style style:name="Table1.T1" style:family="table-cell">
      <style:table-cell-properties style:vertical-align="middle" fo:padding="0.0382in" fo:border="0.05pt solid #000000" style:writing-mode="tb-rl"/>
    </style:style>
    <style:style style:name="Table2" style:family="table">
      <style:table-properties style:width="6.5in" table:align="margins"/>
    </style:style>
    <style:style style:name="Table2.A" style:family="table-column">
      <style:table-column-properties style:column-width="0.325in" style:rel-column-width="3276*"/>
    </style:style>
    <style:style style:name="Table2.T" style:family="table-column">
      <style:table-column-properties style:column-width="0.3264in" style:rel-column-width="3291*"/>
    </style:style>
    <style:style style:name="Table2.1" style:family="table-row">
      <style:table-row-properties style:min-row-height="0.7882in"/>
    </style:style>
    <style:style style:name="Table2.A1" style:family="table-cell">
      <style:table-cell-properties style:vertical-align="middle" fo:padding="0.0382in" fo:border-left="0.05pt solid #000000" fo:border-right="none" fo:border-top="0.05pt solid #000000" fo:border-bottom="0.05pt solid #000000" style:writing-mode="tb-rl"/>
    </style:style>
    <style:style style:name="Table2.T1" style:family="table-cell">
      <style:table-cell-properties style:vertical-align="middle" fo:padding="0.0382in" fo:border="0.05pt solid #000000" style:writing-mode="tb-rl"/>
    </style:style>
    <style:style style:name="Table3" style:family="table">
      <style:table-properties style:width="6.5in" table:align="margins"/>
    </style:style>
    <style:style style:name="Table3.A" style:family="table-column">
      <style:table-column-properties style:column-width="0.325in" style:rel-column-width="3276*"/>
    </style:style>
    <style:style style:name="Table3.T" style:family="table-column">
      <style:table-column-properties style:column-width="0.3264in" style:rel-column-width="3291*"/>
    </style:style>
    <style:style style:name="Table3.1" style:family="table-row">
      <style:table-row-properties style:min-row-height="0.7882in"/>
    </style:style>
    <style:style style:name="Table3.A1" style:family="table-cell">
      <style:table-cell-properties style:vertical-align="middle" fo:padding="0.0382in" fo:border-left="0.05pt solid #000000" fo:border-right="none" fo:border-top="0.05pt solid #000000" fo:border-bottom="0.05pt solid #000000" style:writing-mode="tb-rl"/>
    </style:style>
    <style:style style:name="Table3.T1" style:family="table-cell">
      <style:table-cell-properties style:vertical-align="middle" fo:padding="0.0382in" fo:border="0.05pt solid #000000" style:writing-mode="tb-rl"/>
    </style:style>
    <style:style style:name="P1" style:family="paragraph" style:parent-style-name="Normal">
      <style:paragraph-properties fo:line-height="100%"/>
      <style:text-properties fo:font-weight="bold" style:font-weight-asian="bold"/>
    </style:style>
    <style:style style:name="P2" style:family="paragraph" style:parent-style-name="Normal">
      <style:paragraph-properties fo:line-height="100%"/>
      <style:text-properties fo:font-style="italic" style:font-style-asian="italic" style:font-style-complex="italic"/>
    </style:style>
    <style:style style:name="P3" style:family="paragraph" style:parent-style-name="Normal">
      <style:paragraph-properties fo:line-height="100%"/>
      <style:text-properties fo:font-style="normal" style:font-style-asian="normal" style:font-style-complex="normal"/>
    </style:style>
    <style:style style:name="P4" style:family="paragraph" style:parent-style-name="Normal">
      <style:paragraph-properties fo:line-height="100%"/>
      <style:text-properties fo:font-style="normal" officeooo:rsid="00070998" officeooo:paragraph-rsid="00070998" style:font-style-asian="normal" style:font-style-complex="normal"/>
    </style:style>
    <style:style style:name="P5" style:family="paragraph" style:parent-style-name="Normal">
      <style:paragraph-properties fo:line-height="100%"/>
      <style:text-properties fo:font-style="normal" fo:font-weight="normal" officeooo:rsid="003d5c22" officeooo:paragraph-rsid="003d5c22" style:font-style-asian="normal" style:font-weight-asian="normal" style:font-style-complex="normal" style:font-weight-complex="normal"/>
    </style:style>
    <style:style style:name="P6" style:family="paragraph" style:parent-style-name="Normal">
      <style:paragraph-properties fo:line-height="100%"/>
    </style:style>
    <style:style style:name="P7" style:family="paragraph" style:parent-style-name="Normal">
      <style:paragraph-properties fo:line-height="100%"/>
      <style:text-properties officeooo:paragraph-rsid="000dad3f"/>
    </style:style>
    <style:style style:name="P8" style:family="paragraph" style:parent-style-name="Normal">
      <style:paragraph-properties fo:line-height="100%"/>
      <style:text-properties officeooo:paragraph-rsid="000f3b38"/>
    </style:style>
    <style:style style:name="P9" style:family="paragraph" style:parent-style-name="Normal">
      <style:paragraph-properties fo:line-height="100%"/>
      <style:text-properties officeooo:paragraph-rsid="0012ce3f"/>
    </style:style>
    <style:style style:name="P10" style:family="paragraph" style:parent-style-name="Normal">
      <style:paragraph-properties fo:line-height="100%"/>
      <style:text-properties officeooo:paragraph-rsid="00151bae"/>
    </style:style>
    <style:style style:name="P11" style:family="paragraph" style:parent-style-name="Normal">
      <style:paragraph-properties fo:line-height="100%"/>
      <style:text-properties officeooo:paragraph-rsid="00166926"/>
    </style:style>
    <style:style style:name="P12" style:family="paragraph" style:parent-style-name="Normal">
      <style:paragraph-properties fo:line-height="100%"/>
      <style:text-properties officeooo:paragraph-rsid="00182e5f"/>
    </style:style>
    <style:style style:name="P13" style:family="paragraph" style:parent-style-name="Normal">
      <style:paragraph-properties fo:line-height="100%"/>
      <style:text-properties officeooo:paragraph-rsid="001bd83d"/>
    </style:style>
    <style:style style:name="P14" style:family="paragraph" style:parent-style-name="Normal">
      <style:paragraph-properties fo:line-height="100%"/>
      <style:text-properties officeooo:paragraph-rsid="0022fd86"/>
    </style:style>
    <style:style style:name="P15" style:family="paragraph" style:parent-style-name="Normal">
      <style:paragraph-properties fo:line-height="100%"/>
      <style:text-properties officeooo:paragraph-rsid="00232ab3"/>
    </style:style>
    <style:style style:name="P16" style:family="paragraph" style:parent-style-name="Normal">
      <style:paragraph-properties fo:line-height="100%"/>
      <style:text-properties officeooo:paragraph-rsid="0030e378"/>
    </style:style>
    <style:style style:name="P17" style:family="paragraph" style:parent-style-name="Normal">
      <style:paragraph-properties fo:line-height="100%"/>
      <style:text-properties fo:font-weight="normal" officeooo:rsid="00418a92" officeooo:paragraph-rsid="00418a92" style:font-weight-asian="normal" style:font-weight-complex="normal"/>
    </style:style>
    <style:style style:name="P18" style:family="paragraph" style:parent-style-name="Table_20_Contents">
      <style:text-properties fo:font-size="9pt" officeooo:rsid="001bd83d" officeooo:paragraph-rsid="001bd83d" style:font-size-asian="9pt" style:font-size-complex="9pt"/>
    </style:style>
    <style:style style:name="P19" style:family="paragraph" style:parent-style-name="Table_20_Contents">
      <style:text-properties fo:font-size="10pt" officeooo:rsid="000f3b38" officeooo:paragraph-rsid="000f3b38" style:font-size-asian="10pt" style:font-size-complex="10pt"/>
    </style:style>
    <style:style style:name="P20" style:family="paragraph" style:parent-style-name="Table_20_Contents">
      <style:text-properties fo:font-size="10pt" officeooo:rsid="000f3b38" officeooo:paragraph-rsid="0012ce3f" style:font-size-asian="10pt" style:font-size-complex="10pt"/>
    </style:style>
    <style:style style:name="P21" style:family="paragraph" style:parent-style-name="Table_20_Contents">
      <style:text-properties fo:font-size="10pt" officeooo:rsid="000f3b38" officeooo:paragraph-rsid="00182e5f" style:font-size-asian="10pt" style:font-size-complex="10pt"/>
    </style:style>
    <style:style style:name="P22" style:family="paragraph" style:parent-style-name="Table_20_Contents">
      <style:text-properties fo:font-size="8pt" officeooo:rsid="001bd83d" officeooo:paragraph-rsid="001bd83d" style:font-size-asian="8pt" style:font-size-complex="8pt"/>
    </style:style>
    <style:style style:name="P23" style:family="paragraph" style:parent-style-name="Table_20_Contents">
      <style:text-properties fo:font-size="8pt" officeooo:rsid="00327a37" officeooo:paragraph-rsid="00327a37" style:font-size-asian="8pt" style:font-size-complex="8pt"/>
    </style:style>
    <style:style style:name="P24" style:family="paragraph" style:parent-style-name="Table_20_Contents">
      <style:text-properties officeooo:rsid="0020660b" officeooo:paragraph-rsid="0020660b"/>
    </style:style>
    <style:style style:name="P25" style:family="paragraph" style:parent-style-name="Table_20_Contents">
      <style:text-properties officeooo:rsid="0027375b" officeooo:paragraph-rsid="0027375b"/>
    </style:style>
    <style:style style:name="P26" style:family="paragraph" style:parent-style-name="Table_20_Contents">
      <style:text-properties officeooo:rsid="00292a9c" officeooo:paragraph-rsid="00292a9c"/>
    </style:style>
    <style:style style:name="P27" style:family="paragraph" style:parent-style-name="Table_20_Contents">
      <style:text-properties officeooo:rsid="0033b11a" officeooo:paragraph-rsid="0033b11a"/>
    </style:style>
    <style:style style:name="P28" style:family="paragraph" style:parent-style-name="Table_20_Contents">
      <style:text-properties officeooo:rsid="00265399" officeooo:paragraph-rsid="0020660b"/>
    </style:style>
    <style:style style:name="P29" style:family="paragraph" style:parent-style-name="Normal" style:master-page-name="MP0">
      <style:paragraph-properties fo:line-height="100%" style:page-number="auto" fo:break-before="page"/>
    </style:style>
    <style:style style:name="P30" style:family="paragraph" style:parent-style-name="Normal">
      <style:paragraph-properties fo:line-height="100%"/>
      <style:text-properties officeooo:rsid="00366d15" officeooo:paragraph-rsid="00366d15"/>
    </style:style>
    <style:style style:name="P31" style:family="paragraph" style:parent-style-name="Normal">
      <style:paragraph-properties fo:line-height="100%"/>
      <style:text-properties officeooo:paragraph-rsid="000c6350"/>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officeooo:rsid="0002e4a6"/>
    </style:style>
    <style:style style:name="T4" style:family="text">
      <style:text-properties officeooo:rsid="0007ab09"/>
    </style:style>
    <style:style style:name="T5" style:family="text">
      <style:text-properties officeooo:rsid="0008ba32"/>
    </style:style>
    <style:style style:name="T6" style:family="text">
      <style:text-properties officeooo:rsid="000a9c9d"/>
    </style:style>
    <style:style style:name="T7" style:family="text">
      <style:text-properties officeooo:rsid="000c6350"/>
    </style:style>
    <style:style style:name="T8" style:family="text">
      <style:text-properties fo:font-size="10pt" fo:font-weight="bold" officeooo:rsid="000dad3f" style:font-size-asian="10pt" style:font-weight-asian="bold" style:font-size-complex="10pt"/>
    </style:style>
    <style:style style:name="T9" style:family="text">
      <style:text-properties fo:font-size="10pt" fo:font-weight="bold" officeooo:rsid="000f3b38" style:font-size-asian="10pt" style:font-weight-asian="bold" style:font-size-complex="10pt"/>
    </style:style>
    <style:style style:name="T10" style:family="text">
      <style:text-properties fo:font-size="10pt" fo:font-weight="bold" officeooo:rsid="000ff20d" style:font-size-asian="10pt" style:font-weight-asian="bold" style:font-size-complex="10pt"/>
    </style:style>
    <style:style style:name="T11" style:family="text">
      <style:text-properties fo:font-size="10pt" fo:font-weight="bold" officeooo:rsid="0012ce3f" style:font-size-asian="10pt" style:font-weight-asian="bold" style:font-size-complex="10pt"/>
    </style:style>
    <style:style style:name="T12" style:family="text">
      <style:text-properties fo:font-size="10pt" fo:font-weight="bold" officeooo:rsid="00144b15" style:font-size-asian="10pt" style:font-weight-asian="bold" style:font-size-complex="10pt"/>
    </style:style>
    <style:style style:name="T13" style:family="text">
      <style:text-properties fo:font-size="10pt" fo:font-weight="bold" officeooo:rsid="00151bae" style:font-size-asian="10pt" style:font-weight-asian="bold" style:font-size-complex="10pt"/>
    </style:style>
    <style:style style:name="T14" style:family="text">
      <style:text-properties fo:font-size="10pt" fo:font-weight="bold" officeooo:rsid="00166926" style:font-size-asian="10pt" style:font-weight-asian="bold" style:font-size-complex="10pt"/>
    </style:style>
    <style:style style:name="T15" style:family="text">
      <style:text-properties fo:font-size="10pt" fo:font-weight="normal" officeooo:rsid="00232ab3" style:font-size-asian="10pt" style:font-weight-asian="normal" style:font-size-complex="10pt" style:font-weight-complex="normal"/>
    </style:style>
    <style:style style:name="T16" style:family="text">
      <style:text-properties fo:font-size="10pt" fo:font-weight="normal" officeooo:rsid="00240439" style:font-size-asian="10pt" style:font-weight-asian="normal" style:font-size-complex="10pt" style:font-weight-complex="normal"/>
    </style:style>
    <style:style style:name="T17" style:family="text">
      <style:text-properties fo:font-size="10pt" fo:font-weight="normal" officeooo:rsid="0025778b" style:font-size-asian="10pt" style:font-weight-asian="normal" style:font-size-complex="10pt" style:font-weight-complex="normal"/>
    </style:style>
    <style:style style:name="T18" style:family="text">
      <style:text-properties fo:font-size="11pt" fo:font-weight="normal" officeooo:rsid="0022fd86" style:font-size-asian="11pt" style:font-weight-asian="normal" style:font-size-complex="11pt" style:font-weight-complex="normal"/>
    </style:style>
    <style:style style:name="T19" style:family="text">
      <style:text-properties fo:font-size="11pt" fo:font-weight="normal" officeooo:rsid="003b953b" style:font-size-asian="11pt" style:font-weight-asian="normal" style:font-size-complex="11pt" style:font-weight-complex="normal"/>
    </style:style>
    <style:style style:name="T20" style:family="text">
      <style:text-properties officeooo:rsid="0012ce3f"/>
    </style:style>
    <style:style style:name="T21" style:family="text">
      <style:text-properties fo:font-weight="normal" style:font-weight-asian="normal" style:font-weight-complex="normal"/>
    </style:style>
    <style:style style:name="T22" style:family="text">
      <style:text-properties fo:font-weight="normal" officeooo:rsid="0019e1c3" style:font-weight-asian="normal" style:font-weight-complex="normal"/>
    </style:style>
    <style:style style:name="T23" style:family="text">
      <style:text-properties fo:font-weight="normal" officeooo:rsid="001bd83d" style:font-weight-asian="normal" style:font-weight-complex="normal"/>
    </style:style>
    <style:style style:name="T24" style:family="text">
      <style:text-properties fo:font-weight="normal" officeooo:rsid="001d2df6" style:font-weight-asian="normal" style:font-weight-complex="normal"/>
    </style:style>
    <style:style style:name="T25" style:family="text">
      <style:text-properties fo:font-weight="normal" officeooo:rsid="001edfef" style:font-weight-asian="normal" style:font-weight-complex="normal"/>
    </style:style>
    <style:style style:name="T26" style:family="text">
      <style:text-properties fo:font-weight="normal" officeooo:rsid="0020660b" style:font-weight-asian="normal" style:font-weight-complex="normal"/>
    </style:style>
    <style:style style:name="T27" style:family="text">
      <style:text-properties fo:font-weight="normal" officeooo:rsid="002243d9" style:font-weight-asian="normal" style:font-weight-complex="normal"/>
    </style:style>
    <style:style style:name="T28" style:family="text">
      <style:text-properties fo:font-weight="normal" officeooo:rsid="0030e378" style:font-weight-asian="normal" style:font-weight-complex="normal"/>
    </style:style>
    <style:style style:name="T29" style:family="text">
      <style:text-properties fo:font-weight="normal" officeooo:rsid="00327a37" style:font-weight-asian="normal" style:font-weight-complex="normal"/>
    </style:style>
    <style:style style:name="T30" style:family="text">
      <style:text-properties fo:font-weight="normal" officeooo:rsid="0033aac1" style:font-weight-asian="normal" style:font-weight-complex="normal"/>
    </style:style>
    <style:style style:name="T31" style:family="text">
      <style:text-properties fo:font-weight="normal" officeooo:rsid="0033b11a" style:font-weight-asian="normal" style:font-weight-complex="normal"/>
    </style:style>
    <style:style style:name="T32" style:family="text">
      <style:text-properties fo:font-weight="normal" officeooo:rsid="003450de" style:font-weight-asian="normal" style:font-weight-complex="normal"/>
    </style:style>
    <style:style style:name="T33" style:family="text">
      <style:text-properties fo:font-weight="normal" officeooo:rsid="0034d97f" style:font-weight-asian="normal" style:font-weight-complex="normal"/>
    </style:style>
    <style:style style:name="T34" style:family="text">
      <style:text-properties officeooo:rsid="001d2df6"/>
    </style:style>
    <style:style style:name="T35" style:family="text">
      <style:text-properties officeooo:rsid="0020660b"/>
    </style:style>
    <style:style style:name="T36" style:family="text">
      <style:text-properties officeooo:rsid="0027375b"/>
    </style:style>
    <style:style style:name="T37" style:family="text">
      <style:text-properties officeooo:rsid="002aa628"/>
    </style:style>
    <style:style style:name="T38" style:family="text">
      <style:text-properties officeooo:rsid="002b9c9f"/>
    </style:style>
    <style:style style:name="T39" style:family="text">
      <style:text-properties officeooo:rsid="002e6dbb"/>
    </style:style>
    <style:style style:name="T40" style:family="text">
      <style:text-properties officeooo:rsid="00309fbd"/>
    </style:style>
    <style:style style:name="T41" style:family="text">
      <style:text-properties officeooo:rsid="003450de"/>
    </style:style>
    <style:style style:name="T42" style:family="text">
      <style:text-properties officeooo:rsid="0034d97f"/>
    </style:style>
    <style:style style:name="T43" style:family="text">
      <style:text-properties officeooo:rsid="0037b818"/>
    </style:style>
    <style:style style:name="T44" style:family="text">
      <style:text-properties officeooo:rsid="003901dc"/>
    </style:style>
    <style:style style:name="T45" style:family="text">
      <style:text-properties officeooo:rsid="003f14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Default_20_Paragraph_20_Font"><text:span text:style-name="T1">Naïve Bayes Project Report – Dean LeBaron and Chris McNeill</text:span></text:span></text:p>
      <text:p text:style-name="P6"><text:span text:style-name="Default_20_Paragraph_20_Font"><text:span text:style-name="T1"/></text:span></text:p>
      <text:p text:style-name="P1">Time Spent</text:p>
      <text:p text:style-name="P6">Dean LeBaron: <text:span text:style-name="T5">6 hours</text:span></text:p>
      <text:p text:style-name="P6">Chris McNeill: <text:span text:style-name="T3">8</text:span> hours</text:p>
      <text:p text:style-name="P6"/>
      <text:p text:style-name="P1">Design Decisions</text:p>
      <text:p text:style-name="P6"><text:tab/>We designed our Naïve Bayes classifier to be memory efficient and <text:span text:style-name="T6">time </text:span>efficient when predicting the classification of new documents. Our implementation, written in Python, used a dictionary that would map the names of the groups to the number of training documents for each group, a dictionary that mapped the name of each group with the number of words in the training documents in that group, <text:s/>a dictionary that mapped words to another dictionary which mapped the name of a group to the number of times that word appeared in the group, <text:span text:style-name="T7">and a total document count</text:span>. The last dictionary, the word to dictionary of group to number of instances of the word, was the most important. We chose this design because it creates less redundancy than having each group have a map of words because words that appear in multiple groups with appear in each groups’ maps.</text:p>
      <text:p text:style-name="P6"><text:tab/>We also designed our Naïve Bayes classifier to use a stop words file. This would cause the classifier to skip words during training and testing that are common and would not be helpful in classifying the document. As will be shown below, using a stop words file significantly improved our accuracy.</text:p>
      <text:p text:style-name="P6"><text:tab/>We also designed our Naïve Bayes classifier to not calculate any of the probabilities until testing. This allows the classifier to easily train on additional documents even after the initial training phase. Had we calculated the probabilities and thrown away the document and word counts, it would be quite difficult to train later on which is a situation that would arise in the real world.</text:p>
      <text:p text:style-name="P31"/>
      <text:p text:style-name="P6"><text:span text:style-name="Default_20_Paragraph_20_Font"><text:span text:style-name="T2">Results:</text:span></text:span></text:p>
      <text:p text:style-name="P13"><text:span text:style-name="Default_20_Paragraph_20_Font"><text:span text:style-name="T22"><text:tab/>There were several parameters and smoothing techniques that were attempted in order to achieve the best accuracies. The table below shows the overall accuracies for several different models. Accuracy was calculated by the number of documents classified correctly over all total documents.</text:span></text:span><text:span text:style-name="Default_20_Paragraph_20_Font"><text:span text:style-name="T23"> All accuracies are reported with removing stopwords unless otherwise indicated.</text:span></text:span><text:span text:style-name="Default_20_Paragraph_20_Font"><text:span text:style-name="T24"> We initially tried ignoring words that were not found in the training set, but this led to very low accuracy. We then </text:span></text:span><text:span text:style-name="Default_20_Paragraph_20_Font"><text:span text:style-name="T25">tried penalizing classes that did not have an instance of the word by multiplying the sum by a very small number, however the size of the number is arbitrary and ended up not working as well as </text:span></text:span><text:span text:style-name="Default_20_Paragraph_20_Font"><text:span text:style-name="T29">moving to log space</text:span></text:span><text:span text:style-name="Default_20_Paragraph_20_Font"><text:span text:style-name="T25">. </text:span></text:span><text:span text:style-name="Default_20_Paragraph_20_Font"><text:span text:style-name="T30">We then tried</text:span></text:span><text:span text:style-name="Default_20_Paragraph_20_Font"><text:span text:style-name="T25"> </text:span></text:span><text:span text:style-name="Default_20_Paragraph_20_Font"><text:span text:style-name="T30">count</text:span></text:span><text:span text:style-name="Default_20_Paragraph_20_Font"><text:span text:style-name="T25">+1 smoothing. </text:span></text:span><text:span text:style-name="Default_20_Paragraph_20_Font"><text:span text:style-name="T30">This </text:span></text:span><text:span text:style-name="Default_20_Paragraph_20_Font"><text:span text:style-name="T25">refers to setting the count for every word initially to one. This means that words that never appear have a count of one, but words that do appear in the vocabulary have a count of one greater than the number of times they actually appear. </text:span></text:span><text:span text:style-name="Default_20_Paragraph_20_Font"><text:span text:style-name="T31">We also tried penalizing nonexistent words in log space by adding a large negative number </text:span></text:span><text:span text:style-name="Default_20_Paragraph_20_Font"><text:span text:style-name="T32">which ended up working slightly better than the plus one smoothing.</text:span></text:span></text:p>
      <text:p text:style-name="P13"><text:span text:style-name="Default_20_Paragraph_20_Font"><text:span text:style-name="T25"/></text:span></text:p>
      <text:p text:style-name="P13"><text:span text:style-name="Default_20_Paragraph_20_Font"><text:span text:style-name="T25"/></text:span></text:p>
      <text:p text:style-name="P13"><text:span text:style-name="Default_20_Paragraph_20_Font"><text:span text:style-name="T22"/></text:span></text:p>
      <text:p text:style-name="P13"><text:span text:style-name="Default_20_Paragraph_20_Font"><text:span text:style-name="T22"/></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8">Model:</text:p>
          </table:table-cell>
          <table:table-cell table:style-name="Table4.A1" office:value-type="string">
            <text:p text:style-name="P22">With stopwords i<text:span text:style-name="T21">nclud</text:span>ed <text:span text:style-name="T35">in train with +1 and log space</text:span></text:p>
          </table:table-cell>
          <table:table-cell table:style-name="Table4.A1" office:value-type="string">
            <text:p text:style-name="P22">Nonlog space, ignore nonexistent words</text:p>
          </table:table-cell>
          <table:table-cell table:style-name="Table4.A1" office:value-type="string">
            <text:p text:style-name="P22">Nonlog space, +1 smoothing</text:p>
          </table:table-cell>
          <table:table-cell table:style-name="Table4.A1" office:value-type="string">
            <text:p text:style-name="P22"><text:span text:style-name="T39">nonl</text:span>og space, <text:span text:style-name="T34">penalize nonexistent</text:span></text:p>
          </table:table-cell>
          <table:table-cell table:style-name="Table4.A1" office:value-type="string">
            <text:p text:style-name="P22">Log space, ignore nonexistent words</text:p>
          </table:table-cell>
          <table:table-cell table:style-name="Table4.A1" office:value-type="string">
            <text:p text:style-name="P22">Log space, +1 smoothing</text:p>
          </table:table-cell>
          <table:table-cell table:style-name="Table4.H1" office:value-type="string">
            <text:p text:style-name="P23">Log space, penalization</text:p>
          </table:table-cell>
        </table:table-row>
        <text:soft-page-break/>
        <table:table-row>
          <table:table-cell table:style-name="Table4.A2" office:value-type="string">
            <text:p text:style-name="P18">Bernoulli</text:p>
          </table:table-cell>
          <table:table-cell table:style-name="Table4.A2" office:value-type="string">
            <text:p text:style-name="P24">63%</text:p>
          </table:table-cell>
          <table:table-cell table:style-name="Table4.A2" office:value-type="string">
            <text:p text:style-name="Table_20_Contents">.<text:span text:style-name="T35">3%</text:span></text:p>
          </table:table-cell>
          <table:table-cell table:style-name="Table4.A2" office:value-type="string">
            <text:p text:style-name="P24"><text:span text:style-name="T36">65</text:span>% </text:p>
          </table:table-cell>
          <table:table-cell table:style-name="Table4.A2" office:value-type="string">
            <text:p text:style-name="P28">64%</text:p>
          </table:table-cell>
          <table:table-cell table:style-name="Table4.A2" office:value-type="string">
            <text:p text:style-name="P24">.<text:span text:style-name="T38">2</text:span>%</text:p>
          </table:table-cell>
          <table:table-cell table:style-name="Table4.A2" office:value-type="string">
            <text:p text:style-name="P24">75.<text:span text:style-name="T44">4</text:span>%</text:p>
          </table:table-cell>
          <table:table-cell table:style-name="Table4.H2" office:value-type="string">
            <text:p text:style-name="P27">78.<text:span text:style-name="T42">7</text:span>%</text:p>
          </table:table-cell>
        </table:table-row>
        <table:table-row>
          <table:table-cell table:style-name="Table4.A2" office:value-type="string">
            <text:p text:style-name="P18">Multinomial</text:p>
          </table:table-cell>
          <table:table-cell table:style-name="Table4.A2" office:value-type="string">
            <text:p text:style-name="P24">77%</text:p>
          </table:table-cell>
          <table:table-cell table:style-name="Table4.A2" office:value-type="string">
            <text:p text:style-name="P26">1%</text:p>
          </table:table-cell>
          <table:table-cell table:style-name="Table4.A2" office:value-type="string">
            <text:p text:style-name="P25">4<text:span text:style-name="T40">1</text:span>%</text:p>
          </table:table-cell>
          <table:table-cell table:style-name="Table4.A2" office:value-type="string">
            <text:p text:style-name="P25">42%</text:p>
          </table:table-cell>
          <table:table-cell table:style-name="Table4.A2" office:value-type="string">
            <text:p text:style-name="Table_20_Contents">.<text:span text:style-name="T37">2%</text:span></text:p>
          </table:table-cell>
          <table:table-cell table:style-name="Table4.A2" office:value-type="string">
            <text:p text:style-name="P24">7<text:span text:style-name="T43">7.8</text:span>%</text:p>
          </table:table-cell>
          <table:table-cell table:style-name="Table4.H2" office:value-type="string">
            <text:p text:style-name="P27">78.<text:span text:style-name="T41">9</text:span>%</text:p>
          </table:table-cell>
        </table:table-row>
      </table:table>
      <text:p text:style-name="P16"><text:span text:style-name="Default_20_Paragraph_20_Font"><text:span text:style-name="T28">It is interesting to note that for the best combination of parameters, i.e., log space, </text:span></text:span><text:span text:style-name="Default_20_Paragraph_20_Font"><text:span text:style-name="T33">penalization</text:span></text:span><text:span text:style-name="Default_20_Paragraph_20_Font"><text:span text:style-name="T28">, and stopwords being removed, the multinomial model </text:span></text:span><text:span text:style-name="Default_20_Paragraph_20_Font"><text:span text:style-name="T33">only slightly outperforms</text:span></text:span><text:span text:style-name="Default_20_Paragraph_20_Font"><text:span text:style-name="T28"> bernoulli. </text:span></text:span><text:span text:style-name="Default_20_Paragraph_20_Font"><text:span text:style-name="T33">However, we feel that the penalization technique is weak becuase the size of the number to indicate a penalty is arbitrarily decided. We tried using -10 and -100 and -1 for the size of the penalty and saw very different results. The one reported in the table above is for adding -100. So even though this adds more accuracy it probably does not generalize as well as using the +1 smoothing technique.</text:span></text:span></text:p>
      <text:p text:style-name="P16"><text:span text:style-name="Default_20_Paragraph_20_Font"><text:span text:style-name="T33"/></text:span></text:p>
      <text:p text:style-name="P13"><text:span text:style-name="Default_20_Paragraph_20_Font"><text:span text:style-name="T26">The following three confusion matrices show the number of documents from a row that were classified as the document type of the column. This means that the diagonal are correct classifications and the other entries are misses. </text:span></text:span><text:span text:style-name="Default_20_Paragraph_20_Font"><text:span text:style-name="T27">The first table is the matrix for multinomial model with smoothing. </text:span></text:span></text:p>
      <text:p text:style-name="P6"><text:tab/></text:p>
      <table:table table:name="Table1" table:style-name="Table1">
        <table:table-column table:style-name="Table1.A" table:number-columns-repeated="19"/>
        <table:table-column table:style-name="Table1.T"/>
        <table:table-row table:style-name="Table1.1">
          <table:table-cell table:style-name="Table1.A1" office:value-type="string">
            <text:p text:style-name="P19">Athiesm</text:p>
          </table:table-cell>
          <table:table-cell table:style-name="Table1.A1" office:value-type="string">
            <text:p text:style-name="P19">Graphics</text:p>
          </table:table-cell>
          <table:table-cell table:style-name="Table1.A1" office:value-type="string">
            <text:p text:style-name="P19">Windows</text:p>
          </table:table-cell>
          <table:table-cell table:style-name="Table1.A1" office:value-type="string">
            <text:p text:style-name="P19">Pchard</text:p>
          </table:table-cell>
          <table:table-cell table:style-name="Table1.A1" office:value-type="string">
            <text:p text:style-name="P19">Machard</text:p>
          </table:table-cell>
          <table:table-cell table:style-name="Table1.A1" office:value-type="string">
            <text:p text:style-name="P19">Windows.x</text:p>
          </table:table-cell>
          <table:table-cell table:style-name="Table1.A1" office:value-type="string">
            <text:p text:style-name="P19">Forsale</text:p>
          </table:table-cell>
          <table:table-cell table:style-name="Table1.A1" office:value-type="string">
            <text:p text:style-name="P19">Autos</text:p>
          </table:table-cell>
          <table:table-cell table:style-name="Table1.A1" office:value-type="string">
            <text:p text:style-name="P19">Motorcycle</text:p>
          </table:table-cell>
          <table:table-cell table:style-name="Table1.A1" office:value-type="string">
            <text:p text:style-name="P19">Baseball</text:p>
          </table:table-cell>
          <table:table-cell table:style-name="Table1.A1" office:value-type="string">
            <text:p text:style-name="P19">Hockey</text:p>
          </table:table-cell>
          <table:table-cell table:style-name="Table1.A1" office:value-type="string">
            <text:p text:style-name="P19">Crypt</text:p>
          </table:table-cell>
          <table:table-cell table:style-name="Table1.A1" office:value-type="string">
            <text:p text:style-name="P19">Electronics</text:p>
          </table:table-cell>
          <table:table-cell table:style-name="Table1.A1" office:value-type="string">
            <text:p text:style-name="P19">Med</text:p>
            <text:p text:style-name="P19">spcae</text:p>
            <text:p text:style-name="P19">christian</text:p>
          </table:table-cell>
          <table:table-cell table:style-name="Table1.A1" office:value-type="string">
            <text:p text:style-name="P19">Space</text:p>
          </table:table-cell>
          <table:table-cell table:style-name="Table1.A1" office:value-type="string">
            <text:p text:style-name="P19">Christian</text:p>
          </table:table-cell>
          <table:table-cell table:style-name="Table1.A1" office:value-type="string">
            <text:p text:style-name="P19">Guns</text:p>
          </table:table-cell>
          <table:table-cell table:style-name="Table1.A1" office:value-type="string">
            <text:p text:style-name="P19">Mideast</text:p>
          </table:table-cell>
          <table:table-cell table:style-name="Table1.A1" office:value-type="string">
            <text:p text:style-name="P19">Politics</text:p>
          </table:table-cell>
          <table:table-cell table:style-name="Table1.T1" office:value-type="string">
            <text:p text:style-name="P19">religion</text:p>
          </table:table-cell>
        </table:table-row>
      </table:table>
      <text:p text:style-name="P8"><text:span text:style-name="Default_20_Paragraph_20_Font"><text:span text:style-name="T9">ath</text:span></text:span><text:span text:style-name="Default_20_Paragraph_20_Font"><text:span text:style-name="T8"><text:tab/>253 <text:s text:c="5"/>0 <text:s text:c="5"/>0 <text:s text:c="5"/>3 <text:s text:c="5"/>2 <text:s text:c="5"/>0 <text:s text:c="5"/>3 <text:s text:c="5"/>0 <text:s text:c="5"/>2 <text:s text:c="5"/>0 <text:s text:c="5"/>1 <text:s text:c="5"/>1 <text:s text:c="5"/>1 <text:s text:c="5"/>2 <text:s text:c="5"/>2 <text:s text:c="5"/>4 <text:s text:c="5"/>3 <text:s text:c="5"/>2 <text:s text:c="5"/>0 <text:s text:c="4"/>40 </text:span></text:span></text:p>
      <text:p text:style-name="P7"><text:span text:style-name="Default_20_Paragraph_20_Font"><text:span text:style-name="T9">graph</text:span></text:span><text:span text:style-name="Default_20_Paragraph_20_Font"><text:span text:style-name="T8"> <text:s text:c="3"/><text:tab/> 0 <text:s text:c="3"/>299 <text:s text:c="5"/>3 <text:s text:c="4"/>17 <text:s text:c="4"/>32 <text:s text:c="4"/>13 <text:s text:c="5"/>7 <text:s text:c="5"/>2 <text:s text:c="5"/>0 <text:s text:c="5"/>1 <text:s text:c="5"/>0 <text:s text:c="5"/>2 <text:s text:c="5"/>9 <text:s text:c="5"/>0 <text:s text:c="5"/>1 <text:s text:c="5"/>0 <text:s text:c="5"/>0 <text:s text:c="5"/>0 <text:s text:c="5"/>0 <text:s text:c="5"/>3 </text:span></text:span></text:p>
      <text:p text:style-name="P7"><text:span text:style-name="Default_20_Paragraph_20_Font"><text:span text:style-name="T9">windo</text:span></text:span><text:span text:style-name="Default_20_Paragraph_20_Font"><text:span text:style-name="T8"> <text:s/><text:tab/> 1 <text:s text:c="4"/>40 <text:s text:c="3"/>146 <text:s text:c="3"/>100 <text:s text:c="4"/>68 <text:s text:c="5"/>8 <text:s text:c="4"/>13 <text:s text:c="5"/>4 <text:s text:c="5"/>4 <text:s text:c="5"/>1 <text:s text:c="5"/>0 <text:s text:c="5"/>0 <text:s text:c="5"/>1 <text:s text:c="5"/>0 <text:s text:c="5"/>3 <text:s text:c="5"/>0 <text:s text:c="5"/>0 <text:s text:c="5"/>0 <text:s text:c="5"/>0 <text:s text:c="5"/>5 </text:span></text:span></text:p>
      <text:p text:style-name="P7"><text:span text:style-name="Default_20_Paragraph_20_Font"><text:span text:style-name="T9">pc</text:span></text:span><text:span text:style-name="Default_20_Paragraph_20_Font"><text:span text:style-name="T8"> <text:s text:c="3"/><text:tab/> 0 <text:s text:c="5"/>3 <text:s text:c="5"/>4 <text:s text:c="3"/>304 <text:s text:c="4"/>53 <text:s text:c="5"/>0 <text:s text:c="4"/>10 <text:s text:c="5"/>1 <text:s text:c="5"/>0 <text:s text:c="5"/>0 <text:s text:c="5"/>0 <text:s text:c="5"/>0 <text:s text:c="4"/>16 <text:s text:c="5"/>0 <text:s text:c="5"/>1 <text:s text:c="5"/>0 <text:s text:c="5"/>0 <text:s text:c="5"/>0 <text:s text:c="5"/>0 <text:s text:c="5"/>0 </text:span></text:span></text:p>
      <text:p text:style-name="P7"><text:span text:style-name="Default_20_Paragraph_20_Font"><text:span text:style-name="T9">mac</text:span></text:span><text:span text:style-name="Default_20_Paragraph_20_Font"><text:span text:style-name="T8"> <text:s text:c="3"/><text:tab/> 0 <text:s text:c="5"/>3 <text:s text:c="5"/>0 <text:s text:c="4"/>12 <text:s text:c="3"/>348 <text:s text:c="5"/>0 <text:s text:c="5"/>9 <text:s text:c="5"/>4 <text:s text:c="5"/>0 <text:s text:c="5"/>1 <text:s text:c="5"/>0 <text:s text:c="5"/>0 <text:s text:c="5"/>7 <text:s text:c="5"/>0 <text:s text:c="5"/>0 <text:s text:c="5"/>0 <text:s text:c="5"/>1 <text:s text:c="5"/>0 <text:s text:c="5"/>0 <text:s text:c="5"/>0 </text:span></text:span></text:p>
      <text:p text:style-name="P7"><text:span text:style-name="Default_20_Paragraph_20_Font"><text:span text:style-name="T9">winx</text:span></text:span><text:span text:style-name="Default_20_Paragraph_20_Font"><text:span text:style-name="T8"> <text:s text:c="3"/><text:tab/> 0 <text:s text:c="4"/>66 <text:s text:c="5"/>4 <text:s text:c="4"/>24 <text:s text:c="4"/>21 <text:s text:c="3"/>259 <text:s text:c="4"/>11 <text:s text:c="5"/>0 <text:s text:c="5"/>1 <text:s text:c="5"/>0 <text:s text:c="5"/>0 <text:s text:c="5"/>0 <text:s text:c="5"/>8 <text:s text:c="5"/>0 <text:s text:c="5"/>1 <text:s text:c="5"/>0 <text:s text:c="5"/>0 <text:s text:c="5"/>0 <text:s text:c="5"/>0 <text:s text:c="5"/>0 </text:span></text:span></text:p>
      <text:p text:style-name="P7"><text:span text:style-name="Default_20_Paragraph_20_Font"><text:span text:style-name="T9">sale</text:span></text:span><text:span text:style-name="Default_20_Paragraph_20_Font"><text:span text:style-name="T8"> <text:s text:c="3"/><text:tab/> 0 <text:s text:c="5"/>1 <text:s text:c="5"/>0 <text:s text:c="4"/>25 <text:s text:c="4"/>16 <text:s text:c="5"/>0 <text:s text:c="3"/>333 <text:s text:c="5"/>6 <text:s text:c="5"/>2 <text:s text:c="5"/>1 <text:s text:c="5"/>0 <text:s text:c="5"/>0 <text:s text:c="5"/>4 <text:s text:c="5"/>1 <text:s text:c="5"/>1 <text:s text:c="5"/>0 <text:s text:c="5"/>0 <text:s text:c="5"/>0 <text:s text:c="5"/>0 <text:s text:c="5"/>0 </text:span></text:span></text:p>
      <text:p text:style-name="P7"><text:span text:style-name="Default_20_Paragraph_20_Font"><text:span text:style-name="T9">auto</text:span></text:span><text:span text:style-name="Default_20_Paragraph_20_Font"><text:span text:style-name="T8"> <text:s text:c="4"/><text:tab/> 0 <text:s text:c="5"/>1 <text:s text:c="5"/>0 <text:s text:c="5"/>2 <text:s text:c="5"/>3 <text:s text:c="5"/>0 <text:s text:c="5"/>8 <text:s text:c="3"/>360 <text:s text:c="5"/>9 <text:s text:c="5"/>1 <text:s text:c="5"/>0 <text:s text:c="5"/>0 <text:s text:c="5"/>9 <text:s text:c="5"/>0 <text:s text:c="5"/>0 <text:s text:c="5"/>0 <text:s text:c="5"/>1 <text:s text:c="5"/>0 <text:s text:c="5"/>2 <text:s text:c="5"/>0 </text:span></text:span></text:p>
      <text:p text:style-name="P7"><text:span text:style-name="Default_20_Paragraph_20_Font"><text:span text:style-name="T9">motor</text:span></text:span><text:span text:style-name="Default_20_Paragraph_20_Font"><text:span text:style-name="T8"> <text:s text:c="3"/><text:tab/> 0 <text:s text:c="5"/>0 <text:s text:c="5"/>0 <text:s text:c="5"/>1 <text:s text:c="5"/>3 <text:s text:c="5"/>0 <text:s text:c="5"/>6 <text:s text:c="5"/>6 <text:s text:c="3"/>379 <text:s text:c="5"/>1 <text:s text:c="5"/>0 <text:s text:c="5"/>0 <text:s text:c="5"/>2 <text:s text:c="5"/>0 <text:s text:c="5"/>0 <text:s text:c="5"/>0 <text:s text:c="5"/>0 <text:s text:c="5"/>0 <text:s text:c="5"/>0 <text:s text:c="5"/>0 </text:span></text:span></text:p>
      <text:p text:style-name="P7"><text:span text:style-name="Default_20_Paragraph_20_Font"><text:span text:style-name="T9">baseb</text:span></text:span><text:span text:style-name="Default_20_Paragraph_20_Font"><text:span text:style-name="T8"> <text:s text:c="2"/><text:tab/>3 <text:s text:c="5"/>0 <text:s text:c="5"/>0 <text:s text:c="5"/>0 <text:s text:c="5"/>1 <text:s text:c="5"/>0 <text:s text:c="4"/>12 <text:s text:c="5"/>2 <text:s text:c="5"/>3 <text:s text:c="3"/>371 <text:s text:c="5"/>2 <text:s text:c="5"/>0 <text:s text:c="5"/>2 <text:s text:c="5"/>0 <text:s text:c="5"/>0 <text:s text:c="5"/>0 <text:s text:c="5"/>0 <text:s text:c="5"/>0 <text:s text:c="5"/>0 <text:s text:c="5"/>1 </text:span></text:span></text:p>
      <text:p text:style-name="P7"><text:span text:style-name="Default_20_Paragraph_20_Font"><text:span text:style-name="T9">hock.</text:span></text:span><text:span text:style-name="Default_20_Paragraph_20_Font"><text:span text:style-name="T8"> <text:s text:c="4"/><text:tab/>0 <text:s text:c="5"/>1 <text:s text:c="5"/>0 <text:s text:c="5"/>0 <text:s text:c="5"/>3 <text:s text:c="5"/>1 <text:s text:c="5"/>4 <text:s text:c="5"/>0 <text:s text:c="5"/>2 <text:s text:c="4"/>14 <text:s text:c="3"/>365 <text:s text:c="5"/>0 <text:s text:c="5"/>3 <text:s text:c="5"/>1 <text:s text:c="5"/>0 <text:s text:c="5"/>0 <text:s text:c="5"/>0 <text:s text:c="5"/>0 <text:s text:c="5"/>0 <text:s text:c="5"/>5 </text:span></text:span></text:p>
      <text:p text:style-name="P7"><text:span text:style-name="Default_20_Paragraph_20_Font"><text:span text:style-name="T9">crypt</text:span></text:span><text:span text:style-name="Default_20_Paragraph_20_Font"><text:span text:style-name="T8"><text:tab/>2 <text:s text:c="5"/>9 <text:s text:c="5"/>0 <text:s text:c="5"/>2 <text:s text:c="4"/>25 <text:s text:c="5"/>1 <text:s text:c="5"/>5 <text:s text:c="5"/>3 <text:s text:c="5"/>2 <text:s text:c="5"/>1 <text:s text:c="5"/>0 <text:s text:c="3"/>327 <text:s text:c="5"/>6 <text:s text:c="5"/>1 <text:s text:c="5"/>1 <text:s text:c="5"/>0 <text:s text:c="5"/>5 <text:s text:c="5"/>0 <text:s text:c="5"/>3 <text:s text:c="5"/>3 </text:span></text:span></text:p>
      <text:p text:style-name="P7"><text:span text:style-name="Default_20_Paragraph_20_Font"><text:span text:style-name="T9">electr</text:span></text:span><text:span text:style-name="Default_20_Paragraph_20_Font"><text:span text:style-name="T8"><text:tab/>1 <text:s text:c="5"/>8 <text:s text:c="5"/>0 <text:s text:c="4"/>32 <text:s text:c="4"/>33 <text:s text:c="5"/>0 <text:s text:c="4"/>12 <text:s text:c="5"/>8 <text:s text:c="5"/>3 <text:s text:c="5"/>0 <text:s text:c="5"/>0 <text:s text:c="5"/>0 <text:s text:c="3"/>292 <text:s text:c="5"/>3 <text:s text:c="5"/>1 <text:s text:c="5"/>0 <text:s text:c="5"/>0 <text:s text:c="5"/>0 <text:s text:c="5"/>0 <text:s text:c="5"/>0 </text:span></text:span></text:p>
      <text:p text:style-name="P7"><text:span text:style-name="Default_20_Paragraph_20_Font"><text:span text:style-name="T9">med</text:span></text:span><text:span text:style-name="Default_20_Paragraph_20_Font"><text:span text:style-name="T8"><text:tab/>17 <text:s text:c="5"/>4 <text:s text:c="5"/>0 <text:s text:c="5"/>1 <text:s text:c="4"/>16 <text:s text:c="5"/>0 <text:s text:c="4"/>24 <text:s text:c="5"/>9 <text:s text:c="5"/>8 <text:s text:c="5"/>0 <text:s text:c="5"/>0 <text:s text:c="5"/>0 <text:s text:c="4"/>21 <text:s text:c="3"/>279 <text:s text:c="5"/>2 <text:s text:c="5"/>1 <text:s text:c="5"/>0 <text:s text:c="5"/>2 <text:s text:c="5"/>3 <text:s text:c="5"/>9 </text:span></text:span></text:p>
      <text:p text:style-name="P7"><text:span text:style-name="Default_20_Paragraph_20_Font"><text:span text:style-name="T9">space</text:span></text:span><text:span text:style-name="Default_20_Paragraph_20_Font"><text:span text:style-name="T8"> <text:s text:c="4"/><text:tab/>6 <text:s text:c="4"/>14 <text:s text:c="5"/>0 <text:s text:c="5"/>1 <text:s text:c="5"/>6 <text:s text:c="5"/>0 <text:s text:c="5"/>4 <text:s text:c="5"/>6 <text:s text:c="5"/>3 <text:s text:c="5"/>0 <text:s text:c="5"/>0 <text:s text:c="5"/>0 <text:s text:c="4"/>10 <text:s text:c="5"/>3 <text:s text:c="3"/>328 <text:s text:c="5"/>1 <text:s text:c="5"/>4 <text:s text:c="5"/>0 <text:s text:c="5"/>5 <text:s text:c="5"/>3 </text:span></text:span></text:p>
      <text:p text:style-name="P7"><text:span text:style-name="Default_20_Paragraph_20_Font"><text:span text:style-name="T10">chrst.</text:span></text:span><text:span text:style-name="Default_20_Paragraph_20_Font"><text:span text:style-name="T8"> <text:s text:c="3"/><text:tab/>12 <text:s text:c="5"/>2 <text:s text:c="5"/>0 <text:s text:c="5"/>0 <text:s text:c="5"/>2 <text:s text:c="5"/>0 <text:s text:c="5"/>4 <text:s text:c="5"/>1 <text:s text:c="5"/>0 <text:s text:c="5"/>2 <text:s text:c="5"/>0 <text:s text:c="5"/>0 <text:s text:c="5"/>1 <text:s text:c="5"/>0 <text:s text:c="5"/>1 <text:s text:c="3"/>315 <text:s text:c="5"/>1 <text:s text:c="5"/>0 <text:s text:c="5"/>0 <text:s text:c="4"/>57 </text:span></text:span></text:p>
      <text:p text:style-name="P7"><text:span text:style-name="Default_20_Paragraph_20_Font"><text:span text:style-name="T10">guns</text:span></text:span><text:span text:style-name="Default_20_Paragraph_20_Font"><text:span text:style-name="T8"> <text:s text:c="4"/><text:tab/>0 <text:s text:c="5"/>0 <text:s text:c="5"/>0 <text:s text:c="5"/>0 <text:s text:c="5"/>3 <text:s text:c="5"/>0 <text:s text:c="5"/>2 <text:s text:c="5"/>3 <text:s text:c="5"/>8 <text:s text:c="5"/>0 <text:s text:c="5"/>0 <text:s text:c="5"/>4 <text:s text:c="5"/>2 <text:s text:c="5"/>0 <text:s text:c="5"/>1 <text:s text:c="5"/>0 <text:s text:c="3"/>311 <text:s text:c="5"/>0 <text:s text:c="5"/>7 <text:s text:c="4"/>23 </text:span></text:span></text:p>
      <text:p text:style-name="P7"><text:span text:style-name="Default_20_Paragraph_20_Font"><text:span text:style-name="T10">meast</text:span></text:span><text:span text:style-name="Default_20_Paragraph_20_Font"><text:span text:style-name="T8"> <text:s text:c="3"/><text:tab/>55 <text:s text:c="5"/>1 <text:s text:c="5"/>0 <text:s text:c="5"/>1 <text:s text:c="5"/>5 <text:s text:c="5"/>0 <text:s text:c="5"/>5 <text:s text:c="5"/>4 <text:s text:c="5"/>4 <text:s text:c="5"/>1 <text:s text:c="5"/>0 <text:s text:c="5"/>0 <text:s text:c="5"/>1 <text:s text:c="5"/>0 <text:s text:c="5"/>0 <text:s text:c="5"/>0 <text:s text:c="5"/>2 <text:s text:c="3"/>257 <text:s text:c="4"/>20 <text:s text:c="4"/>20 </text:span></text:span></text:p>
      <text:p text:style-name="P7"><text:span text:style-name="Default_20_Paragraph_20_Font"><text:span text:style-name="T10">poltc.</text:span></text:span><text:span text:style-name="Default_20_Paragraph_20_Font"><text:span text:style-name="T8"> <text:s text:c="4"/><text:tab/>9 <text:s text:c="5"/>1 <text:s text:c="5"/>0 <text:s text:c="5"/>0 <text:s text:c="5"/>4 <text:s text:c="5"/>0 <text:s text:c="5"/>4 <text:s text:c="5"/>3 <text:s text:c="5"/>4 <text:s text:c="5"/>1 <text:s text:c="5"/>0 <text:s text:c="5"/>3 <text:s text:c="5"/>2 <text:s text:c="5"/>0 <text:s text:c="5"/>6 <text:s text:c="5"/>0 <text:s text:c="4"/>71 <text:s text:c="5"/>0 <text:s text:c="3"/>172 <text:s text:c="4"/>30 </text:span></text:span></text:p>
      <text:p text:style-name="P9"><text:span text:style-name="Default_20_Paragraph_20_Font"><text:span text:style-name="T10">relig.</text:span></text:span><text:span text:style-name="Default_20_Paragraph_20_Font"><text:span text:style-name="T8"> <text:s text:c="3"/><text:tab/>44 <text:s text:c="5"/>3 <text:s text:c="5"/>0 <text:s text:c="5"/>0 <text:s text:c="5"/>3 <text:s text:c="5"/>0 <text:s text:c="5"/>1 <text:s text:c="5"/>1 <text:s text:c="5"/>0 <text:s text:c="5"/>0 <text:s text:c="5"/>0 <text:s text:c="5"/>0 <text:s text:c="5"/>6 <text:s text:c="5"/>3 <text:s text:c="5"/>2 <text:s text:c="5"/>7 <text:s text:c="5"/>4 <text:s text:c="5"/>1 <text:s text:c="5"/>3 <text:s text:c="3"/>173</text:span></text:span></text:p>
      <text:p text:style-name="P9"><text:span text:style-name="Default_20_Paragraph_20_Font"><text:span text:style-name="T8"/></text:span></text:p>
      <text:p text:style-name="P14"><text:span text:style-name="Default_20_Paragraph_20_Font"><text:span text:style-name="T18">This table is for the bernoulli model with smoothing using the penalization </text:span></text:span><text:span text:style-name="Default_20_Paragraph_20_Font"><text:span text:style-name="T19">in nonlog space</text:span></text:span><text:span text:style-name="Default_20_Paragraph_20_Font"><text:span text:style-name="T18">.</text:span></text:span></text:p>
      <text:p text:style-name="P9"><text:span text:style-name="Default_20_Paragraph_20_Font"><text:span text:style-name="T8"/></text:span></text:p>
      <table:table table:name="Table2" table:style-name="Table2">
        <table:table-column table:style-name="Table2.A" table:number-columns-repeated="19"/>
        <table:table-column table:style-name="Table2.T"/>
        <table:table-row table:style-name="Table2.1">
          <table:table-cell table:style-name="Table2.A1" office:value-type="string">
            <text:p text:style-name="P20">Athiesm</text:p>
          </table:table-cell>
          <table:table-cell table:style-name="Table2.A1" office:value-type="string">
            <text:p text:style-name="P20">Graphics</text:p>
          </table:table-cell>
          <table:table-cell table:style-name="Table2.A1" office:value-type="string">
            <text:p text:style-name="P20">Windows</text:p>
          </table:table-cell>
          <table:table-cell table:style-name="Table2.A1" office:value-type="string">
            <text:p text:style-name="P20">Pchard</text:p>
          </table:table-cell>
          <table:table-cell table:style-name="Table2.A1" office:value-type="string">
            <text:p text:style-name="P20">Machard</text:p>
          </table:table-cell>
          <table:table-cell table:style-name="Table2.A1" office:value-type="string">
            <text:p text:style-name="P20">Windows.x</text:p>
          </table:table-cell>
          <table:table-cell table:style-name="Table2.A1" office:value-type="string">
            <text:p text:style-name="P20">Forsale</text:p>
          </table:table-cell>
          <table:table-cell table:style-name="Table2.A1" office:value-type="string">
            <text:p text:style-name="P20">Autos</text:p>
          </table:table-cell>
          <table:table-cell table:style-name="Table2.A1" office:value-type="string">
            <text:p text:style-name="P20">Motorcycle</text:p>
          </table:table-cell>
          <table:table-cell table:style-name="Table2.A1" office:value-type="string">
            <text:p text:style-name="P20">Baseball</text:p>
          </table:table-cell>
          <table:table-cell table:style-name="Table2.A1" office:value-type="string">
            <text:p text:style-name="P20">Hockey</text:p>
          </table:table-cell>
          <table:table-cell table:style-name="Table2.A1" office:value-type="string">
            <text:p text:style-name="P20">Crypt</text:p>
          </table:table-cell>
          <table:table-cell table:style-name="Table2.A1" office:value-type="string">
            <text:p text:style-name="P20">Electronics</text:p>
          </table:table-cell>
          <table:table-cell table:style-name="Table2.A1" office:value-type="string">
            <text:p text:style-name="P20">Med</text:p>
            <text:p text:style-name="P20"/>
            <text:p text:style-name="P20">christian</text:p>
          </table:table-cell>
          <table:table-cell table:style-name="Table2.A1" office:value-type="string">
            <text:p text:style-name="P20">Space</text:p>
          </table:table-cell>
          <table:table-cell table:style-name="Table2.A1" office:value-type="string">
            <text:p text:style-name="P20">Christian</text:p>
          </table:table-cell>
          <table:table-cell table:style-name="Table2.A1" office:value-type="string">
            <text:p text:style-name="P20">Guns</text:p>
          </table:table-cell>
          <table:table-cell table:style-name="Table2.A1" office:value-type="string">
            <text:p text:style-name="P20">Mideast</text:p>
          </table:table-cell>
          <table:table-cell table:style-name="Table2.A1" office:value-type="string">
            <text:p text:style-name="P20">Politics</text:p>
          </table:table-cell>
          <table:table-cell table:style-name="Table2.T1" office:value-type="string">
            <text:p text:style-name="P20">religi<text:span text:style-name="T20">on</text:span></text:p>
          </table:table-cell>
        </table:table-row>
      </table:table>
      <text:p text:style-name="P9"><text:soft-page-break/><text:span text:style-name="Default_20_Paragraph_20_Font"><text:span text:style-name="T12">ath</text:span></text:span><text:span text:style-name="Default_20_Paragraph_20_Font"><text:span text:style-name="T11"> <text:tab/>182 <text:s text:c="5"/>0 <text:s text:c="5"/>0 <text:s text:c="5"/>1 <text:s text:c="5"/>0 <text:s text:c="5"/>0 <text:s text:c="5"/>0 <text:s text:c="5"/>0 <text:s text:c="5"/>1 <text:s text:c="5"/>0 <text:s text:c="5"/>1 <text:s text:c="4"/>83 <text:s text:c="5"/>0 <text:s text:c="5"/>1 <text:s text:c="5"/>2 <text:s text:c="4"/>13 <text:s text:c="5"/>5 <text:s text:c="5"/>7 <text:s text:c="5"/>3 <text:s text:c="4"/>20 </text:span></text:span></text:p>
      <text:p text:style-name="P9"><text:span text:style-name="Default_20_Paragraph_20_Font"><text:span text:style-name="T11">gra</text:span></text:span><text:span text:style-name="Default_20_Paragraph_20_Font"><text:span text:style-name="T12">ph</text:span></text:span><text:span text:style-name="Default_20_Paragraph_20_Font"><text:span text:style-name="T11"> <text:s text:c="4"/><text:tab/>1 <text:s text:c="3"/>228 <text:s text:c="5"/>8 <text:s text:c="4"/>10 <text:s text:c="5"/>2 <text:s text:c="4"/>36 <text:s text:c="5"/>1 <text:s text:c="5"/>0 <text:s text:c="5"/>0 <text:s text:c="5"/>1 <text:s text:c="5"/>0 <text:s text:c="4"/>78 <text:s text:c="5"/>8 <text:s text:c="5"/>4 <text:s text:c="5"/>4 <text:s text:c="5"/>3 <text:s text:c="5"/>1 <text:s text:c="5"/>0 <text:s text:c="5"/>4 <text:s text:c="5"/>0 </text:span></text:span></text:p>
      <text:p text:style-name="P9"><text:span text:style-name="Default_20_Paragraph_20_Font"><text:span text:style-name="T12">windo</text:span></text:span><text:span text:style-name="Default_20_Paragraph_20_Font"><text:span text:style-name="T11"> <text:s text:c="3"/><text:tab/>0 <text:s text:c="4"/>23 <text:s text:c="3"/>186 <text:s text:c="4"/>39 <text:s text:c="5"/>7 <text:s text:c="4"/>34 <text:s text:c="5"/>1 <text:s text:c="5"/>0 <text:s text:c="5"/>0 <text:s text:c="5"/>1 <text:s text:c="5"/>1 <text:s text:c="4"/>70 <text:s text:c="5"/>2 <text:s text:c="5"/>3 <text:s text:c="5"/>6 <text:s text:c="5"/>2 <text:s text:c="5"/>2 <text:s text:c="5"/>0 <text:s text:c="4"/>16 <text:s text:c="5"/>1 </text:span></text:span></text:p>
      <text:p text:style-name="P9"><text:span text:style-name="Default_20_Paragraph_20_Font"><text:span text:style-name="T12">pc</text:span></text:span><text:span text:style-name="Default_20_Paragraph_20_Font"><text:span text:style-name="T11"> <text:s text:c="4"/><text:tab/>0 <text:s text:c="5"/>7 <text:s text:c="4"/>20 <text:s text:c="3"/>261 <text:s text:c="4"/>13 <text:s text:c="5"/>5 <text:s text:c="5"/>2 <text:s text:c="5"/>3 <text:s text:c="5"/>0 <text:s text:c="5"/>0 <text:s text:c="5"/>0 <text:s text:c="4"/>56 <text:s text:c="4"/>17 <text:s text:c="5"/>0 <text:s text:c="5"/>4 <text:s text:c="5"/>1 <text:s text:c="5"/>1 <text:s text:c="5"/>0 <text:s text:c="5"/>2 <text:s text:c="5"/>0 </text:span></text:span></text:p>
      <text:p text:style-name="P9"><text:span text:style-name="Default_20_Paragraph_20_Font"><text:span text:style-name="T12">mac</text:span></text:span><text:span text:style-name="Default_20_Paragraph_20_Font"><text:span text:style-name="T11"> <text:s text:c="4"/><text:tab/>0 <text:s text:c="5"/>9 <text:s text:c="5"/>9 <text:s text:c="4"/>22 <text:s text:c="3"/>251 <text:s text:c="5"/>5 <text:s text:c="5"/>5 <text:s text:c="5"/>3 <text:s text:c="5"/>0 <text:s text:c="5"/>0 <text:s text:c="5"/>2 <text:s text:c="4"/>43 <text:s text:c="4"/>12 <text:s text:c="5"/>4 <text:s text:c="4"/>11 <text:s text:c="5"/>1 <text:s text:c="5"/>2 <text:s text:c="5"/>1 <text:s text:c="5"/>4 <text:s text:c="5"/>1 </text:span></text:span></text:p>
      <text:p text:style-name="P9"><text:span text:style-name="Default_20_Paragraph_20_Font"><text:span text:style-name="T12">winx</text:span></text:span><text:span text:style-name="Default_20_Paragraph_20_Font"><text:span text:style-name="T11"> <text:s text:c="4"/><text:tab/>0 <text:s text:c="4"/>23 <text:s text:c="5"/>4 <text:s text:c="5"/>5 <text:s text:c="5"/>3 <text:s text:c="3"/>298 <text:s text:c="5"/>0 <text:s text:c="5"/>0 <text:s text:c="5"/>1 <text:s text:c="5"/>0 <text:s text:c="5"/>0 <text:s text:c="4"/>55 <text:s text:c="5"/>0 <text:s text:c="5"/>0 <text:s text:c="5"/>4 <text:s text:c="5"/>0 <text:s text:c="5"/>2 <text:s text:c="5"/>0 <text:s text:c="5"/>0 <text:s text:c="5"/>0 </text:span></text:span></text:p>
      <text:p text:style-name="P9"><text:span text:style-name="Default_20_Paragraph_20_Font"><text:span text:style-name="T12">sale</text:span></text:span><text:span text:style-name="Default_20_Paragraph_20_Font"><text:span text:style-name="T11"> <text:s text:c="4"/><text:tab/>0 <text:s text:c="5"/>7 <text:s text:c="5"/>5 <text:s text:c="4"/>32 <text:s text:c="5"/>8 <text:s text:c="5"/>1 <text:s text:c="3"/>233 <text:s text:c="4"/>14 <text:s text:c="5"/>4 <text:s text:c="5"/>1 <text:s text:c="5"/>4 <text:s text:c="4"/>45 <text:s text:c="5"/>9 <text:s text:c="5"/>6 <text:s text:c="5"/>8 <text:s text:c="5"/>0 <text:s text:c="5"/>5 <text:s text:c="5"/>2 <text:s text:c="5"/>6 <text:s text:c="5"/>0 </text:span></text:span></text:p>
      <text:p text:style-name="P9"><text:span text:style-name="Default_20_Paragraph_20_Font"><text:span text:style-name="T12">auto</text:span></text:span><text:span text:style-name="Default_20_Paragraph_20_Font"><text:span text:style-name="T11"> <text:s text:c="4"/><text:tab/>0 <text:s text:c="5"/>1 <text:s text:c="5"/>1 <text:s text:c="5"/>2 <text:s text:c="5"/>0 <text:s text:c="5"/>0 <text:s text:c="5"/>2 <text:s text:c="3"/>293 <text:s text:c="4"/>12 <text:s text:c="5"/>1 <text:s text:c="5"/>1 <text:s text:c="4"/>64 <text:s text:c="5"/>2 <text:s text:c="5"/>1 <text:s text:c="5"/>4 <text:s text:c="5"/>0 <text:s text:c="5"/>4 <text:s text:c="5"/>1 <text:s text:c="5"/>7 <text:s text:c="5"/>0 </text:span></text:span></text:p>
      <text:p text:style-name="P9"><text:span text:style-name="Default_20_Paragraph_20_Font"><text:span text:style-name="T12">moto</text:span></text:span><text:span text:style-name="Default_20_Paragraph_20_Font"><text:span text:style-name="T11"> <text:s text:c="4"/><text:tab/>0 <text:s text:c="5"/>1 <text:s text:c="5"/>1 <text:s text:c="5"/>0 <text:s text:c="5"/>0 <text:s text:c="5"/>0 <text:s text:c="5"/>0 <text:s text:c="4"/>11 <text:s text:c="3"/>331 <text:s text:c="5"/>0 <text:s text:c="5"/>0 <text:s text:c="4"/>43 <text:s text:c="5"/>2 <text:s text:c="5"/>1 <text:s text:c="5"/>1 <text:s text:c="5"/>0 <text:s text:c="5"/>4 <text:s text:c="5"/>1 <text:s text:c="5"/>2 <text:s text:c="5"/>0 </text:span></text:span></text:p>
      <text:p text:style-name="P9"><text:span text:style-name="Default_20_Paragraph_20_Font"><text:span text:style-name="T12">base</text:span></text:span><text:span text:style-name="Default_20_Paragraph_20_Font"><text:span text:style-name="T11"> <text:s text:c="4"/><text:tab/>1 <text:s text:c="5"/>1 <text:s text:c="5"/>0 <text:s text:c="5"/>0 <text:s text:c="5"/>1 <text:s text:c="5"/>0 <text:s text:c="5"/>0 <text:s text:c="5"/>1 <text:s text:c="5"/>1 <text:s text:c="3"/>262 <text:s text:c="4"/>15 <text:s text:c="4"/>95 <text:s text:c="5"/>0 <text:s text:c="5"/>2 <text:s text:c="5"/>1 <text:s text:c="5"/>2 <text:s text:c="5"/>2 <text:s text:c="5"/>3 <text:s text:c="4"/>10 <text:s text:c="5"/>0 </text:span></text:span></text:p>
      <text:p text:style-name="P9"><text:span text:style-name="Default_20_Paragraph_20_Font"><text:span text:style-name="T12">hock</text:span></text:span><text:span text:style-name="Default_20_Paragraph_20_Font"><text:span text:style-name="T11"> <text:s text:c="4"/><text:tab/>0 <text:s text:c="5"/>0 <text:s text:c="5"/>0 <text:s text:c="5"/>0 <text:s text:c="5"/>0 <text:s text:c="5"/>0 <text:s text:c="5"/>0 <text:s text:c="5"/>0 <text:s text:c="5"/>0 <text:s text:c="5"/>2 <text:s text:c="3"/>314 <text:s text:c="4"/>78 <text:s text:c="5"/>0 <text:s text:c="5"/>0 <text:s text:c="5"/>0 <text:s text:c="5"/>0 <text:s text:c="5"/>1 <text:s text:c="5"/>1 <text:s text:c="5"/>3 <text:s text:c="5"/>0 </text:span></text:span></text:p>
      <text:p text:style-name="P9"><text:span text:style-name="Default_20_Paragraph_20_Font"><text:span text:style-name="T12">crypt</text:span></text:span><text:span text:style-name="Default_20_Paragraph_20_Font"><text:span text:style-name="T11"> <text:s text:c="4"/><text:tab/>0 <text:s text:c="5"/>2 <text:s text:c="5"/>0 <text:s text:c="5"/>0 <text:s text:c="5"/>1 <text:s text:c="5"/>3 <text:s text:c="5"/>1 <text:s text:c="5"/>1 <text:s text:c="5"/>0 <text:s text:c="5"/>0 <text:s text:c="5"/>0 <text:s text:c="3"/>378 <text:s text:c="5"/>2 <text:s text:c="5"/>1 <text:s text:c="5"/>1 <text:s text:c="5"/>0 <text:s text:c="5"/>4 <text:s text:c="5"/>0 <text:s text:c="5"/>1 <text:s text:c="5"/>1 </text:span></text:span></text:p>
      <text:p text:style-name="P9"><text:span text:style-name="Default_20_Paragraph_20_Font"><text:span text:style-name="T12">electr</text:span></text:span><text:span text:style-name="Default_20_Paragraph_20_Font"><text:span text:style-name="T11"> <text:s text:c="4"/><text:tab/>0 <text:s text:c="4"/>15 <text:s text:c="5"/>3 <text:s text:c="4"/>14 <text:s text:c="5"/>2 <text:s text:c="5"/>4 <text:s text:c="5"/>0 <text:s text:c="5"/>3 <text:s text:c="5"/>3 <text:s text:c="5"/>0 <text:s text:c="5"/>2 <text:s text:c="3"/>101 <text:s text:c="3"/>203 <text:s text:c="4"/>15 <text:s text:c="4"/>17 <text:s text:c="5"/>0 <text:s text:c="5"/>4 <text:s text:c="5"/>4 <text:s text:c="5"/>2 <text:s text:c="5"/>1 </text:span></text:span></text:p>
      <text:p text:style-name="P9"><text:span text:style-name="Default_20_Paragraph_20_Font"><text:span text:style-name="T12">med</text:span></text:span><text:span text:style-name="Default_20_Paragraph_20_Font"><text:span text:style-name="T11"> <text:s text:c="3"/><text:tab/>5 <text:s text:c="5"/>2 <text:s text:c="5"/>1 <text:s text:c="5"/>1 <text:s text:c="5"/>0 <text:s text:c="5"/>2 <text:s text:c="5"/>0 <text:s text:c="5"/>2 <text:s text:c="5"/>2 <text:s text:c="5"/>0 <text:s text:c="5"/>1 <text:s text:c="4"/>77 <text:s text:c="5"/>8 <text:s text:c="3"/>253 <text:s text:c="5"/>6 <text:s text:c="5"/>8 <text:s text:c="5"/>3 <text:s text:c="5"/>5 <text:s text:c="4"/>16 <text:s text:c="5"/>4 </text:span></text:span></text:p>
      <text:p text:style-name="P9"><text:span text:style-name="Default_20_Paragraph_20_Font"><text:span text:style-name="T12">space</text:span></text:span><text:span text:style-name="Default_20_Paragraph_20_Font"><text:span text:style-name="T11"> <text:s text:c="4"/><text:tab/>0 <text:s text:c="5"/>1 <text:s text:c="5"/>0 <text:s text:c="5"/>0 <text:s text:c="5"/>0 <text:s text:c="5"/>2 <text:s text:c="5"/>0 <text:s text:c="5"/>1 <text:s text:c="5"/>0 <text:s text:c="5"/>0 <text:s text:c="5"/>0 <text:s text:c="4"/>85 <text:s text:c="5"/>2 <text:s text:c="5"/>5 <text:s text:c="3"/>287 <text:s text:c="5"/>0 <text:s text:c="5"/>3 <text:s text:c="5"/>1 <text:s text:c="5"/>7 <text:s text:c="5"/>0 </text:span></text:span></text:p>
      <text:p text:style-name="P9"><text:span text:style-name="Default_20_Paragraph_20_Font"><text:span text:style-name="T12">chrt.</text:span></text:span><text:span text:style-name="Default_20_Paragraph_20_Font"><text:span text:style-name="T11"> <text:s text:c="4"/><text:tab/>3 <text:s text:c="5"/>1 <text:s text:c="5"/>0 <text:s text:c="5"/>0 <text:s text:c="5"/>0 <text:s text:c="5"/>1 <text:s text:c="5"/>0 <text:s text:c="5"/>0 <text:s text:c="5"/>0 <text:s text:c="5"/>0 <text:s text:c="5"/>1 <text:s text:c="3"/>129 <text:s text:c="5"/>0 <text:s text:c="5"/>1 <text:s text:c="5"/>0 <text:s text:c="3"/>250 <text:s text:c="5"/>2 <text:s text:c="5"/>1 <text:s text:c="5"/>4 <text:s text:c="5"/>5 </text:span></text:span></text:p>
      <text:p text:style-name="P9"><text:span text:style-name="Default_20_Paragraph_20_Font"><text:span text:style-name="T12">guns</text:span></text:span><text:span text:style-name="Default_20_Paragraph_20_Font"><text:span text:style-name="T11"> <text:s text:c="4"/><text:tab/>0 <text:s text:c="5"/>0 <text:s text:c="5"/>0 <text:s text:c="5"/>0 <text:s text:c="5"/>0 <text:s text:c="5"/>0 <text:s text:c="5"/>0 <text:s text:c="5"/>0 <text:s text:c="5"/>1 <text:s text:c="5"/>0 <text:s text:c="5"/>0 <text:s text:c="4"/>93 <text:s text:c="5"/>0 <text:s text:c="5"/>1 <text:s text:c="5"/>1 <text:s text:c="5"/>1 <text:s text:c="3"/>250 <text:s text:c="5"/>3 <text:s text:c="5"/>9 <text:s text:c="5"/>5 </text:span></text:span></text:p>
      <text:p text:style-name="P9"><text:span text:style-name="Default_20_Paragraph_20_Font"><text:span text:style-name="T12">meast</text:span></text:span><text:span text:style-name="Default_20_Paragraph_20_Font"><text:span text:style-name="T11"><text:tab/>3 <text:s text:c="5"/>1 <text:s text:c="5"/>0 <text:s text:c="5"/>0 <text:s text:c="5"/>0 <text:s text:c="5"/>0 <text:s text:c="5"/>0 <text:s text:c="5"/>0 <text:s text:c="5"/>0 <text:s text:c="5"/>0 <text:s text:c="5"/>0 <text:s text:c="3"/>156 <text:s text:c="5"/>0 <text:s text:c="5"/>0 <text:s text:c="5"/>0 <text:s text:c="5"/>1 <text:s text:c="5"/>0 <text:s text:c="3"/>205 <text:s text:c="5"/>9 <text:s text:c="5"/>1 </text:span></text:span></text:p>
      <text:p text:style-name="P9"><text:span text:style-name="Default_20_Paragraph_20_Font"><text:span text:style-name="T12">poltc.</text:span></text:span><text:span text:style-name="Default_20_Paragraph_20_Font"><text:span text:style-name="T11"> <text:s text:c="4"/><text:tab/>1 <text:s text:c="5"/>0 <text:s text:c="5"/>0 <text:s text:c="5"/>0 <text:s text:c="5"/>0 <text:s text:c="5"/>0 <text:s text:c="5"/>0 <text:s text:c="5"/>0 <text:s text:c="5"/>1 <text:s text:c="5"/>0 <text:s text:c="5"/>1 <text:s text:c="3"/>105 <text:s text:c="5"/>0 <text:s text:c="5"/>0 <text:s text:c="5"/>3 <text:s text:c="5"/>0 <text:s text:c="4"/>41 <text:s text:c="5"/>1 <text:s text:c="3"/>149 <text:s text:c="5"/>8 </text:span></text:span></text:p>
      <text:p text:style-name="P10"><text:span text:style-name="Default_20_Paragraph_20_Font"><text:span text:style-name="T11">rel</text:span></text:span><text:span text:style-name="Default_20_Paragraph_20_Font"><text:span text:style-name="T12">ig.</text:span></text:span><text:span text:style-name="Default_20_Paragraph_20_Font"><text:span text:style-name="T11"> <text:s text:c="3"/><text:tab/>27 <text:s text:c="5"/>2 <text:s text:c="5"/>0 <text:s text:c="5"/>0 <text:s text:c="5"/>0 <text:s text:c="5"/>0 <text:s text:c="5"/>0 <text:s text:c="5"/>0 <text:s text:c="5"/>0 <text:s text:c="5"/>0 <text:s text:c="5"/>0 <text:s text:c="4"/>73 <text:s text:c="5"/>1 <text:s text:c="5"/>2 <text:s text:c="5"/>4 <text:s text:c="4"/>11 <text:s text:c="5"/>5 <text:s text:c="4"/>11 <text:s text:c="5"/>8 <text:s text:c="3"/>107</text:span></text:span><text:span text:style-name="Default_20_Paragraph_20_Font"><text:span text:style-name="T13"> <text:s text:c="3"/><text:tab/></text:span></text:span></text:p>
      <text:p text:style-name="P11"><text:span text:style-name="Default_20_Paragraph_20_Font"><text:span text:style-name="T14"/></text:span></text:p>
      <text:p text:style-name="P15"><text:span text:style-name="Default_20_Paragraph_20_Font"><text:span text:style-name="T15">This table shows our initial attempts at multinomial using nonlog space and ignoring words that didn't show up in the vocabulary. </text:span></text:span><text:span text:style-name="Default_20_Paragraph_20_Font"><text:span text:style-name="T16">There </text:span></text:span><text:span text:style-name="Default_20_Paragraph_20_Font"><text:span text:style-name="T17">are</text:span></text:span><text:span text:style-name="Default_20_Paragraph_20_Font"><text:span text:style-name="T16"> no recognizable patterns here and the accuracy of .2% reflects this. </text:span></text:span></text:p>
      <text:p text:style-name="P11"><text:span text:style-name="Default_20_Paragraph_20_Font"><text:span text:style-name="T14"/></text:span></text:p>
      <table:table table:name="Table3" table:style-name="Table3">
        <table:table-column table:style-name="Table3.A" table:number-columns-repeated="19"/>
        <table:table-column table:style-name="Table3.T"/>
        <table:table-row table:style-name="Table3.1">
          <table:table-cell table:style-name="Table3.A1" office:value-type="string">
            <text:p text:style-name="P21">Athiesm</text:p>
          </table:table-cell>
          <table:table-cell table:style-name="Table3.A1" office:value-type="string">
            <text:p text:style-name="P21">Graphics</text:p>
          </table:table-cell>
          <table:table-cell table:style-name="Table3.A1" office:value-type="string">
            <text:p text:style-name="P21">Windows</text:p>
          </table:table-cell>
          <table:table-cell table:style-name="Table3.A1" office:value-type="string">
            <text:p text:style-name="P21">Pchard</text:p>
          </table:table-cell>
          <table:table-cell table:style-name="Table3.A1" office:value-type="string">
            <text:p text:style-name="P21">Machard</text:p>
          </table:table-cell>
          <table:table-cell table:style-name="Table3.A1" office:value-type="string">
            <text:p text:style-name="P21">Windows.x</text:p>
          </table:table-cell>
          <table:table-cell table:style-name="Table3.A1" office:value-type="string">
            <text:p text:style-name="P21">Forsale</text:p>
          </table:table-cell>
          <table:table-cell table:style-name="Table3.A1" office:value-type="string">
            <text:p text:style-name="P21">Autos</text:p>
          </table:table-cell>
          <table:table-cell table:style-name="Table3.A1" office:value-type="string">
            <text:p text:style-name="P21">Motorcycle</text:p>
          </table:table-cell>
          <table:table-cell table:style-name="Table3.A1" office:value-type="string">
            <text:p text:style-name="P21">Baseball</text:p>
          </table:table-cell>
          <table:table-cell table:style-name="Table3.A1" office:value-type="string">
            <text:p text:style-name="P21">Hockey</text:p>
          </table:table-cell>
          <table:table-cell table:style-name="Table3.A1" office:value-type="string">
            <text:p text:style-name="P21">Crypt</text:p>
          </table:table-cell>
          <table:table-cell table:style-name="Table3.A1" office:value-type="string">
            <text:p text:style-name="P21">Electronics</text:p>
          </table:table-cell>
          <table:table-cell table:style-name="Table3.A1" office:value-type="string">
            <text:p text:style-name="P21">Med</text:p>
            <text:p text:style-name="P21"/>
            <text:p text:style-name="P21">christian</text:p>
          </table:table-cell>
          <table:table-cell table:style-name="Table3.A1" office:value-type="string">
            <text:p text:style-name="P21">Space</text:p>
          </table:table-cell>
          <table:table-cell table:style-name="Table3.A1" office:value-type="string">
            <text:p text:style-name="P21">Christian</text:p>
          </table:table-cell>
          <table:table-cell table:style-name="Table3.A1" office:value-type="string">
            <text:p text:style-name="P21">Guns</text:p>
          </table:table-cell>
          <table:table-cell table:style-name="Table3.A1" office:value-type="string">
            <text:p text:style-name="P21">Mideast</text:p>
          </table:table-cell>
          <table:table-cell table:style-name="Table3.A1" office:value-type="string">
            <text:p text:style-name="P21">Politics</text:p>
          </table:table-cell>
          <table:table-cell table:style-name="Table3.T1" office:value-type="string">
            <text:p text:style-name="P21">religi<text:span text:style-name="T20">on</text:span></text:p>
          </table:table-cell>
        </table:table-row>
      </table:table>
      <text:p text:style-name="P12"><text:span text:style-name="Default_20_Paragraph_20_Font"><text:span text:style-name="T14">ath</text:span></text:span><text:span text:style-name="Default_20_Paragraph_20_Font"><text:span text:style-name="T13"><text:tab/>0 <text:s text:c="4"/>10 <text:s text:c="4"/>35 <text:s text:c="4"/>19 <text:s text:c="4"/>78 <text:s text:c="5"/>3 <text:s text:c="3"/>100 <text:s text:c="5"/>9 <text:s text:c="5"/>3 <text:s text:c="4"/>20 <text:s text:c="5"/>8 <text:s text:c="5"/>1 <text:s text:c="4"/>28 <text:s text:c="5"/>0 <text:s text:c="5"/>1 <text:s text:c="5"/>2 <text:s text:c="5"/>0 <text:s text:c="5"/>0 <text:s text:c="5"/>1 <text:s text:c="5"/>1</text:span></text:span></text:p>
      <text:p text:style-name="P11"><text:span text:style-name="Default_20_Paragraph_20_Font"><text:span text:style-name="T13">gra</text:span></text:span><text:span text:style-name="Default_20_Paragraph_20_Font"><text:span text:style-name="T14">ph</text:span></text:span><text:span text:style-name="Default_20_Paragraph_20_Font"><text:span text:style-name="T13"><text:tab/>37 <text:s text:c="5"/>0 <text:s text:c="5"/>8 <text:s text:c="5"/>7 <text:s text:c="4"/>15 <text:s text:c="5"/>2 <text:s text:c="4"/>28 <text:s text:c="4"/>34 <text:s text:c="4"/>23 <text:s text:c="4"/>80 <text:s text:c="4"/>29 <text:s text:c="5"/>3 <text:s text:c="5"/>5 <text:s text:c="5"/>3 <text:s text:c="5"/>0 <text:s text:c="4"/>34 <text:s text:c="4"/>12 <text:s text:c="5"/>7 <text:s text:c="4"/>11 <text:s text:c="4"/>51 </text:span></text:span></text:p>
      <text:p text:style-name="P10"><text:span text:style-name="Default_20_Paragraph_20_Font"><text:span text:style-name="T13">wind</text:span></text:span><text:span text:style-name="Default_20_Paragraph_20_Font"><text:span text:style-name="T14">o</text:span></text:span><text:span text:style-name="Default_20_Paragraph_20_Font"><text:span text:style-name="T13"> <text:s text:c="3"/><text:tab/>75 <text:s text:c="5"/>0 <text:s text:c="5"/>7 <text:s text:c="5"/>3 <text:s text:c="5"/>8 <text:s text:c="5"/>1 <text:s text:c="4"/>16 <text:s text:c="5"/>8 <text:s text:c="4"/>27 <text:s text:c="4"/>92 <text:s text:c="4"/>20 <text:s text:c="5"/>1 <text:s text:c="5"/>5 <text:s text:c="5"/>1 <text:s text:c="5"/>0 <text:s text:c="4"/>31 <text:s text:c="5"/>6 <text:s text:c="4"/>11 <text:s text:c="5"/>8 <text:s text:c="4"/>74 </text:span></text:span></text:p>
      <text:p text:style-name="P10"><text:span text:style-name="Default_20_Paragraph_20_Font"><text:span text:style-name="T14">pc</text:span></text:span><text:span text:style-name="Default_20_Paragraph_20_Font"><text:span text:style-name="T13"> <text:s text:c="3"/><text:tab/>84 <text:s text:c="5"/>0 <text:s text:c="5"/>1 <text:s text:c="5"/>0 <text:s text:c="5"/>5 <text:s text:c="5"/>1 <text:s text:c="5"/>4 <text:s text:c="5"/>9 <text:s text:c="4"/>15 <text:s text:c="4"/>98 <text:s text:c="4"/>25 <text:s text:c="5"/>0 <text:s text:c="5"/>1 <text:s text:c="5"/>3 <text:s text:c="5"/>0 <text:s text:c="4"/>36 <text:s text:c="4"/>10 <text:s text:c="5"/>5 <text:s text:c="5"/>7 <text:s text:c="4"/>88 </text:span></text:span></text:p>
      <text:p text:style-name="P10"><text:span text:style-name="Default_20_Paragraph_20_Font"><text:span text:style-name="T14">mac</text:span></text:span><text:span text:style-name="Default_20_Paragraph_20_Font"><text:span text:style-name="T13"> <text:s text:c="3"/><text:tab/>46 <text:s text:c="5"/>2 <text:s text:c="5"/>4 <text:s text:c="5"/>2 <text:s text:c="5"/>4 <text:s text:c="5"/>7 <text:s text:c="5"/>9 <text:s text:c="4"/>20 <text:s text:c="4"/>18 <text:s text:c="3"/>108 <text:s text:c="4"/>13 <text:s text:c="5"/>3 <text:s text:c="5"/>5 <text:s text:c="5"/>0 <text:s text:c="5"/>1 <text:s text:c="4"/>26 <text:s text:c="4"/>11 <text:s text:c="4"/>15 <text:s text:c="5"/>8 <text:s text:c="4"/>83 </text:span></text:span></text:p>
      <text:p text:style-name="P10"><text:span text:style-name="Default_20_Paragraph_20_Font"><text:span text:style-name="T13">win</text:span></text:span><text:span text:style-name="Default_20_Paragraph_20_Font"><text:span text:style-name="T14">x</text:span></text:span><text:span text:style-name="Default_20_Paragraph_20_Font"><text:span text:style-name="T13"> <text:s text:c="3"/><text:tab/>61 <text:s text:c="5"/>1 <text:s text:c="5"/>4 <text:s text:c="5"/>7 <text:s text:c="4"/>19 <text:s text:c="5"/>0 <text:s text:c="4"/>31 <text:s text:c="4"/>20 <text:s text:c="4"/>28 <text:s text:c="4"/>85 <text:s text:c="4"/>25 <text:s text:c="5"/>1 <text:s text:c="4"/>12 <text:s text:c="5"/>1 <text:s text:c="5"/>1 <text:s text:c="4"/>19 <text:s text:c="4"/>24 <text:s text:c="4"/>13 <text:s text:c="5"/>7 <text:s text:c="4"/>36 </text:span></text:span></text:p>
      <text:p text:style-name="P10"><text:span text:style-name="Default_20_Paragraph_20_Font"><text:span text:style-name="T14">sale</text:span></text:span><text:span text:style-name="Default_20_Paragraph_20_Font"><text:span text:style-name="T13"> <text:s text:c="2"/><text:tab/>113 <text:s text:c="5"/>2 <text:s text:c="4"/>19 <text:s text:c="5"/>5 <text:s text:c="4"/>17 <text:s text:c="4"/>12 <text:s text:c="5"/>1 <text:s text:c="5"/>8 <text:s text:c="5"/>8 <text:s text:c="4"/>79 <text:s text:c="4"/>17 <text:s text:c="5"/>1 <text:s text:c="5"/>3 <text:s text:c="5"/>4 <text:s text:c="5"/>1 <text:s text:c="4"/>23 <text:s text:c="5"/>8 <text:s text:c="5"/>8 <text:s text:c="5"/>3 <text:s text:c="4"/>58 </text:span></text:span></text:p>
      <text:p text:style-name="P10"><text:span text:style-name="Default_20_Paragraph_20_Font"><text:span text:style-name="T14">auto</text:span></text:span><text:span text:style-name="Default_20_Paragraph_20_Font"><text:span text:style-name="T13"> <text:s text:c="3"/><text:tab/>35 <text:s text:c="4"/>21 <text:s text:c="4"/>78 <text:s text:c="4"/>22 <text:s text:c="4"/>44 <text:s text:c="4"/>20 <text:s text:c="4"/>16 <text:s text:c="5"/>0 <text:s text:c="5"/>1 <text:s text:c="4"/>80 <text:s text:c="4"/>12 <text:s text:c="5"/>1 <text:s text:c="5"/>8 <text:s text:c="5"/>1 <text:s text:c="5"/>1 <text:s text:c="4"/>19 <text:s text:c="5"/>2 <text:s text:c="5"/>7 <text:s text:c="5"/>5 <text:s text:c="4"/>23 </text:span></text:span></text:p>
      <text:p text:style-name="P10"><text:span text:style-name="Default_20_Paragraph_20_Font"><text:span text:style-name="T14">motor</text:span></text:span><text:span text:style-name="Default_20_Paragraph_20_Font"><text:span text:style-name="T13"> <text:s text:c="3"/><text:tab/>46 <text:s text:c="4"/>42 <text:s text:c="4"/>41 <text:s text:c="4"/>39 <text:s text:c="4"/>66 <text:s text:c="4"/>11 <text:s text:c="4"/>30 <text:s text:c="5"/>2 <text:s text:c="5"/>1 <text:s text:c="4"/>37 <text:s text:c="4"/>13 <text:s text:c="5"/>1 <text:s text:c="4"/>12 <text:s text:c="5"/>1 <text:s text:c="5"/>0 <text:s text:c="4"/>15 <text:s text:c="5"/>0 <text:s text:c="5"/>8 <text:s text:c="5"/>2 <text:s text:c="4"/>31 </text:span></text:span></text:p>
      <text:p text:style-name="P10"><text:span text:style-name="Default_20_Paragraph_20_Font"><text:span text:style-name="T13">b</text:span></text:span><text:span text:style-name="Default_20_Paragraph_20_Font"><text:span text:style-name="T14">aseb</text:span></text:span><text:span text:style-name="Default_20_Paragraph_20_Font"><text:span text:style-name="T13"> <text:s text:c="3"/><text:tab/>27 <text:s text:c="4"/>18 <text:s text:c="4"/>52 <text:s text:c="4"/>32 <text:s text:c="4"/>91 <text:s text:c="4"/>26 <text:s text:c="4"/>42 <text:s text:c="4"/>15 <text:s text:c="5"/>4 <text:s text:c="5"/>2 <text:s text:c="5"/>0 <text:s text:c="5"/>4 <text:s text:c="4"/>32 <text:s text:c="5"/>2 <text:s text:c="5"/>0 <text:s text:c="5"/>2 <text:s text:c="5"/>1 <text:s text:c="5"/>8 <text:s text:c="5"/>1 <text:s text:c="4"/>38 </text:span></text:span></text:p>
      <text:p text:style-name="P10"><text:span text:style-name="Default_20_Paragraph_20_Font"><text:span text:style-name="T14">hock</text:span></text:span><text:span text:style-name="Default_20_Paragraph_20_Font"><text:span text:style-name="T13"> <text:s text:c="3"/><text:tab/>23 <text:s text:c="4"/>17 <text:s text:c="4"/>65 <text:s text:c="4"/>35 <text:s text:c="4"/>64 <text:s text:c="4"/>35 <text:s text:c="4"/>43 <text:s text:c="4"/>10 <text:s text:c="4"/>10 <text:s text:c="5"/>3 <text:s text:c="5"/>0 <text:s text:c="5"/>3 <text:s text:c="4"/>25 <text:s text:c="5"/>2 <text:s text:c="5"/>1 <text:s text:c="5"/>7 <text:s text:c="5"/>9 <text:s text:c="5"/>3 <text:s text:c="5"/>1 <text:s text:c="4"/>43 </text:span></text:span></text:p>
      <text:p text:style-name="P10"><text:span text:style-name="Default_20_Paragraph_20_Font"><text:span text:style-name="T13">cryp</text:span></text:span><text:span text:style-name="Default_20_Paragraph_20_Font"><text:span text:style-name="T14">t</text:span></text:span><text:span text:style-name="Default_20_Paragraph_20_Font"><text:span text:style-name="T13"> <text:s text:c="4"/><text:tab/>6 <text:s text:c="5"/>2 <text:s text:c="4"/>31 <text:s text:c="4"/>11 <text:s text:c="4"/>62 <text:s text:c="5"/>5 <text:s text:c="4"/>90 <text:s text:c="4"/>13 <text:s text:c="4"/>16 <text:s text:c="4"/>90 <text:s text:c="4"/>15 <text:s text:c="5"/>1 <text:s text:c="5"/>6 <text:s text:c="5"/>1 <text:s text:c="5"/>1 <text:s text:c="4"/>11 <text:s text:c="5"/>3 <text:s text:c="5"/>3 <text:s text:c="5"/>4 <text:s text:c="4"/>25 </text:span></text:span></text:p>
      <text:p text:style-name="P10"><text:span text:style-name="Default_20_Paragraph_20_Font"><text:span text:style-name="T13">el</text:span></text:span><text:span text:style-name="Default_20_Paragraph_20_Font"><text:span text:style-name="T14">ect</text:span></text:span><text:span text:style-name="Default_20_Paragraph_20_Font"><text:span text:style-name="T13"><text:tab/>48 <text:s text:c="5"/>7 <text:s text:c="4"/>29 <text:s text:c="5"/>8 <text:s text:c="4"/>16 <text:s text:c="5"/>8 <text:s text:c="5"/>9 <text:s text:c="5"/>3 <text:s text:c="5"/>5 <text:s text:c="3"/>132 <text:s text:c="4"/>18 <text:s text:c="5"/>3 <text:s text:c="5"/>3 <text:s text:c="5"/>0 <text:s text:c="5"/>0 <text:s text:c="4"/>22 <text:s text:c="5"/>7 <text:s text:c="5"/>5 <text:s text:c="4"/>10 <text:s text:c="4"/>60 </text:span></text:span></text:p>
      <text:p text:style-name="P10"><text:span text:style-name="Default_20_Paragraph_20_Font"><text:span text:style-name="T13">m</text:span></text:span><text:span text:style-name="Default_20_Paragraph_20_Font"><text:span text:style-name="T14">ed</text:span></text:span><text:span text:style-name="Default_20_Paragraph_20_Font"><text:span text:style-name="T13"> <text:s text:c="4"/><text:tab/>7 <text:s text:c="4"/>18 <text:s text:c="4"/>43 <text:s text:c="4"/>49 <text:s text:c="4"/>83 <text:s text:c="4"/>15 <text:s text:c="4"/>65 <text:s text:c="5"/>6 <text:s text:c="4"/>17 <text:s text:c="4"/>28 <text:s text:c="4"/>20 <text:s text:c="5"/>1 <text:s text:c="4"/>13 <text:s text:c="5"/>0 <text:s text:c="5"/>1 <text:s text:c="5"/>7 <text:s text:c="5"/>1 <text:s text:c="5"/>3 <text:s text:c="5"/>2 <text:s text:c="4"/>17 </text:span></text:span></text:p>
      <text:p text:style-name="P10"><text:span text:style-name="Default_20_Paragraph_20_Font"><text:span text:style-name="T11">spac</text:span></text:span><text:span text:style-name="Default_20_Paragraph_20_Font"><text:span text:style-name="T14">e</text:span></text:span><text:span text:style-name="Default_20_Paragraph_20_Font"><text:span text:style-name="T11"> <text:s text:c="3"/><text:tab/>19 <text:s text:c="5"/>6 <text:s text:c="4"/>80 <text:s text:c="4"/>37 <text:s text:c="4"/>57 <text:s text:c="5"/>7 <text:s text:c="4"/>47 <text:s text:c="4"/>12 <text:s text:c="5"/></text:span></text:span><text:span text:style-name="Default_20_Paragraph_20_Font"><text:span text:style-name="T13">8 <text:s text:c="4"/>65 <text:s text:c="4"/>14 <text:s text:c="5"/>4 <text:s text:c="5"/>2 <text:s text:c="5"/>1 <text:s text:c="5"/>0 <text:s text:c="5"/>8 <text:s text:c="5"/>2 <text:s text:c="5"/>3 <text:s text:c="5"/>1 <text:s text:c="4"/>21 </text:span></text:span></text:p>
      <text:p text:style-name="P10"><text:span text:style-name="Default_20_Paragraph_20_Font"><text:span text:style-name="T14">chrt.</text:span></text:span><text:span text:style-name="Default_20_Paragraph_20_Font"><text:span text:style-name="T13"> <text:s text:c="4"/><text:tab/>0 <text:s text:c="5"/>8 <text:s text:c="4"/>57 <text:s text:c="4"/>25 <text:s text:c="4"/>86 <text:s text:c="4"/>12 <text:s text:c="3"/>133 <text:s text:c="5"/>8 <text:s text:c="5"/>9 <text:s text:c="4"/>22 <text:s text:c="5"/>3 <text:s text:c="5"/>0 <text:s text:c="4"/>32 <text:s text:c="5"/>0 <text:s text:c="5"/>0 <text:s text:c="5"/>0 <text:s text:c="5"/>1 <text:s text:c="5"/>0 <text:s text:c="5"/>1 <text:s text:c="5"/>1 </text:span></text:span></text:p>
      <text:p text:style-name="P10"><text:span text:style-name="Default_20_Paragraph_20_Font"><text:span text:style-name="T14">guns</text:span></text:span><text:span text:style-name="Default_20_Paragraph_20_Font"><text:span text:style-name="T13"> <text:s text:c="4"/><text:tab/>1 <text:s text:c="4"/>16 <text:s text:c="4"/>67 <text:s text:c="4"/>31 <text:s text:c="3"/>141 <text:s text:c="4"/>17 <text:s text:c="4"/>46 <text:s text:c="5"/>1 <text:s text:c="5"/>0 <text:s text:c="4"/>22 <text:s text:c="5"/>3 <text:s text:c="5"/>2 <text:s text:c="4"/>13 <text:s text:c="5"/>0 <text:s text:c="5"/>0 <text:s text:c="5"/>2 <text:s text:c="5"/>0 <text:s text:c="5"/>0 <text:s text:c="5"/>0 <text:s text:c="5"/>2 </text:span></text:span></text:p>
      <text:p text:style-name="P10"><text:span text:style-name="Default_20_Paragraph_20_Font"><text:span text:style-name="T14">meast</text:span></text:span><text:span text:style-name="Default_20_Paragraph_20_Font"><text:span text:style-name="T13"> <text:s text:c="3"/><text:tab/>1 <text:s text:c="4"/>13 <text:s text:c="3"/>104 <text:s text:c="4"/>39 <text:s text:c="4"/>92 <text:s text:c="5"/>4 <text:s text:c="4"/>65 <text:s text:c="5"/>4 <text:s text:c="5"/>4 <text:s text:c="4"/>13 <text:s text:c="5"/>1 <text:s text:c="5"/>1 <text:s text:c="4"/>29 <text:s text:c="5"/>3 <text:s text:c="5"/>0 <text:s text:c="5"/>0 <text:s text:c="5"/>1 <text:s text:c="5"/>0 <text:s text:c="5"/>0 <text:s text:c="5"/>2 </text:span></text:span></text:p>
      <text:p text:style-name="P10"><text:span text:style-name="Default_20_Paragraph_20_Font"><text:span text:style-name="T14">politc</text:span></text:span><text:span text:style-name="Default_20_Paragraph_20_Font"><text:span text:style-name="T13"> <text:s text:c="3"/><text:tab/>6 <text:s text:c="4"/>13 <text:s text:c="4"/>55 <text:s text:c="4"/>33 <text:s text:c="4"/>97 <text:s text:c="4"/>11 <text:s text:c="4"/>54 <text:s text:c="5"/>3 <text:s text:c="5"/>2 <text:s text:c="4"/>16 <text:s text:c="5"/>5 <text:s text:c="5"/>2 <text:s text:c="4"/>10 <text:s text:c="5"/>3 <text:s text:c="5"/>0 <text:s text:c="5"/>0 <text:s text:c="5"/>0 <text:s text:c="5"/>0 <text:s text:c="5"/>0 <text:s text:c="5"/>0 </text:span></text:span></text:p>
      <text:p text:style-name="P10"><text:span text:style-name="Default_20_Paragraph_20_Font"><text:span text:style-name="T11">re</text:span></text:span><text:span text:style-name="Default_20_Paragraph_20_Font"><text:span text:style-name="T14">l</text:span></text:span><text:span text:style-name="Default_20_Paragraph_20_Font"><text:span text:style-name="T13">i</text:span></text:span><text:span text:style-name="Default_20_Paragraph_20_Font"><text:span text:style-name="T14">g.</text:span></text:span><text:span text:style-name="Default_20_Paragraph_20_Font"><text:span text:style-name="T13"> <text:s text:c="3"/><text:tab/>0 <text:s text:c="4"/>10 <text:s text:c="4"/>22 <text:s text:c="4"/>15 <text:s text:c="4"/>69 <text:s text:c="4"/>11 <text:s text:c="4"/>86 <text:s text:c="5"/>1 <text:s text:c="5"/>4 <text:s text:c="4"/>11 <text:s text:c="5"/>7 <text:s text:c="5"/>0 <text:s text:c="4"/>13 <text:s text:c="5"/>1 <text:s text:c="5"/>0 <text:s text:c="5"/>0 <text:s text:c="5"/>0 <text:s text:c="5"/>0 <text:s text:c="5"/>1 <text:s text:c="5"/>0 </text:span></text:span></text:p>
      <text:p text:style-name="P6"/>
      <text:p text:style-name="P30">Looking at the first table above shows that atheism and miscellaneous were commonly confused. Windows.miscellaneous and pc-hardware exhibited similar trends. This is likely due to the similarity of <text:soft-page-break/>words between the documents and the fact that our classifier is not really taking into account any context around those words that might help to further distinguish documents. A more surprising result is seen in table two, where we used bernoulli in non log space. The science.crypt column has large numbers all the way down. Many documents were misclassfied as sci.crypt. This may have to do with the fact that because we were not in log space the numbers started to get indistinguishably small and maybe sci.crypt was not penalized as much or did not have as many words in the files.</text:p>
      <text:p text:style-name="P5"><text:tab/>In the future it would likely that adding pairs of words into the model would increase accuracy. For example distinguishing between athiesm and religion.misc is difficult at this point because the model is simply taking statistics on individual words and not considering any context. If pairs of words or triples of words were added in the model may learn better.</text:p>
      <text:p text:style-name="P5"><text:tab/>Another avenue to consider would be to have a better stopword list. <text:span text:style-name="T45">Eliminating stopwords showed improved accuracy, and it seems likely that a more robust list would increase accuracy even further. Additionally, we did nothing to filter out punctuation. Punctuation marks could be added to a stopword list. However, punctuation may help to classify certain documents,e.g. a computer program, because punctuation could be used in a non grammatical way.</text:span></text:p>
      <text:p text:style-name="P5"/>
      <text:p text:style-name="P1">Questions</text:p>
      <text:p text:style-name="P2">1. How are the results surprising?</text:p>
      <text:p text:style-name="P3"/>
      <text:p text:style-name="P2">2. Why do you think some labels are easier or harder?</text:p>
      <text:p text:style-name="P3"/>
      <text:p text:style-name="P2">3. How specifically does the system make errors?</text:p>
      <text:p text:style-name="P3"/>
      <text:p text:style-name="P2">4. What cases would a human have trouble with?</text:p>
      <text:p text:style-name="P4">We could have trouble as humans classifying a document when the content overlaps between classifications. For example, should an atheist's views on Christianity be classified as soc.religion.christianity or alt.atheism? Most would probably agree on alt.atheism. However, what about a Christian preacher's views on atheism? It is an atheist document with Christian comments or a Christian document with athei<text:span text:style-name="T4">s</text:span>t comments?</text:p>
      <text:p text:style-name="P2">5. How could we significantly raise the accuracy of the system?</text:p>
      <text:p text:style-name="P3"/>
      <text:p text:style-name="P1">Validation</text:p>
      <text:p text:style-name="P17"/>
      <text:p text:style-name="P17">Our model uses proper distributions for the priors of each class. Namely, P(c) is a proper distribution because each probability is between 0 and 1, none are negative, and they sum to one. P(c) was calculated by counting the number of a certain document type and dividing by the total number of documents. This means that the probability that a training document was a sports doc was # of sports/# total, and the probability of a religion document was # of religion/# total. <text:s/>The probabilities for P(w|c) were also a proper distribution because they followed the same rules. However, adding in +1 smoothing breaks the summing to one rule. We say that a document has 5 total words and that if a word appears twice then P(w|c) = 2/5. But using +1 we get 3/5 and this doesn't sum to one. We could fix this if we added in the number of nonexistent words that we see in a test document to the denominator. Therefore, if a test document had 3 words that didn't show up in the training document, we could say that instead of 3/5 we would use 3/8 acting as if those three unfound words were in the training document.</text:p>
      <text:p text:style-name="P1"/>
      <text:p text:style-name="P1">Feedback</text:p>
      <text:p text:style-name="P1">Code</text:p>
      <text:p text:style-name="Normal"><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style:style>
    <style:style style:name="Normal" style:family="paragraph">
      <style:paragraph-properties fo:margin-top="0in" fo:margin-bottom="0in" style:contextual-spacing="false" fo:line-height="200%" fo:hyphenation-ladder-count="no-limit"/>
      <style:text-properties fo:hyphenate="false"/>
    </style:style>
    <style:style style:name="Table_20_Contents" style:display-name="Table Contents" style:family="paragraph" style:parent-style-name="Standard" style:class="extra">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410$Build-2</meta:generator>
    <dc:title/>
    <dc:description/>
    <dc:subject/>
    <meta:initial-creator>Chris McNeill</meta:initial-creator>
    <meta:creation-date>2014-05-24T19:24:00Z</meta:creation-date>
    <dc:date>2014-05-27T15:08:47.048514025</dc:date>
    <meta:editing-cycles>70</meta:editing-cycles>
    <meta:editing-duration>PT3H5M59S</meta:editing-duration>
    <meta:document-statistic meta:table-count="4" meta:image-count="0" meta:object-count="0" meta:page-count="5" meta:paragraph-count="177" meta:word-count="2620" meta:character-count="16855" meta:non-whitespace-character-count="8743"/>
    <meta:template xlink:type="simple" xlink:actuate="onRequest" xlink:title="" xlink:href="Normal.dotm"/>
  </office:meta>
</office:document-meta>
</file>